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0000000F836DD33AC0C795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931in" fo:margin-left="0in" fo:margin-top="0in" fo:margin-bottom="0in" table:align="left" style:writing-mode="lr-tb"/>
    </style:style>
    <style:style style:name="Tabla1.A" style:family="table-column">
      <style:table-column-properties style:column-width="2.3306in"/>
    </style:style>
    <style:style style:name="Tabla1.B" style:family="table-column">
      <style:table-column-properties style:column-width="2.3313in"/>
    </style:style>
    <style:style style:name="Tabla1.1" style:family="table-row">
      <style:table-row-properties style:min-row-height="0.8243in" fo:keep-together="auto"/>
    </style:style>
    <style:style style:name="Tabla1.A1" style:family="table-cell">
      <style:table-cell-properties style:vertical-align="bottom" fo:padding-left="0.075in" fo:padding-right="0.075in" fo:padding-top="0in" fo:padding-bottom="0in" fo:border="none"/>
    </style:style>
    <style:style style:name="Tabla2" style:family="table">
      <style:table-properties style:width="4.6625in" fo:margin-left="0in" fo:margin-top="0in" fo:margin-bottom="0in" table:align="left" style:writing-mode="lr-tb"/>
    </style:style>
    <style:style style:name="Tabla2.A" style:family="table-column">
      <style:table-column-properties style:column-width="2.3313in"/>
    </style:style>
    <style:style style:name="Tabla2.1" style:family="table-row">
      <style:table-row-properties style:min-row-height="0.9819in" fo:keep-together="auto"/>
    </style:style>
    <style:style style:name="Tabla2.A1" style:family="table-cell">
      <style:table-cell-properties style:vertical-align="bottom" fo:padding-left="0.075in" fo:padding-right="0.075in" fo:padding-top="0in" fo:padding-bottom="0in" fo:border="none"/>
    </style:style>
    <style:style style:name="Tabla3" style:family="table">
      <style:table-properties style:width="4.6625in" fo:margin-left="0in" fo:margin-top="0in" fo:margin-bottom="0in" table:align="left" style:writing-mode="lr-tb"/>
    </style:style>
    <style:style style:name="Tabla3.A" style:family="table-column">
      <style:table-column-properties style:column-width="2.3313in"/>
    </style:style>
    <style:style style:name="Tabla3.1" style:family="table-row">
      <style:table-row-properties style:min-row-height="1.0535in" fo:keep-together="auto"/>
    </style:style>
    <style:style style:name="Tabla3.A1" style:family="table-cell">
      <style:table-cell-properties style:vertical-align="bottom" fo:padding-left="0.075in" fo:padding-right="0.075in" fo:padding-top="0in" fo:padding-bottom="0in" fo:border="none"/>
    </style:style>
    <style:style style:name="P1" style:family="paragraph" style:parent-style-name="Standard">
      <style:paragraph-properties fo:margin-top="0in" fo:margin-bottom="0in" loext:contextual-spacing="false" style:shadow="none">
        <style:tab-stops/>
      </style:paragraph-properties>
      <style:text-properties officeooo:paragraph-rsid="002f304b"/>
    </style:style>
    <style:style style:name="P2" style:family="paragraph" style:parent-style-name="Standard">
      <style:paragraph-properties fo:margin-top="0in" fo:margin-bottom="0in" loext:contextual-spacing="false" style:shadow="none">
        <style:tab-stops/>
      </style:paragraph-properties>
      <style:text-properties officeooo:paragraph-rsid="001f59e6"/>
    </style:style>
    <style:style style:name="P3" style:family="paragraph" style:parent-style-name="Standard">
      <style:paragraph-properties fo:margin-top="0in" fo:margin-bottom="0in" loext:contextual-spacing="false" style:shadow="none">
        <style:tab-stops/>
      </style:paragraph-properties>
      <style:text-properties officeooo:paragraph-rsid="00381c54"/>
    </style:style>
    <style:style style:name="P4"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2f304b" fo:background-color="transparent" style:font-name-asian="Calibri" style:font-size-asian="9pt" style:font-weight-asian="bold" style:font-name-complex="Arial2" style:font-size-complex="9pt" style:font-weight-complex="bold"/>
    </style:style>
    <style:style style:name="P5"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f59e6" fo:background-color="transparent" style:font-name-asian="Calibri" style:font-size-asian="9pt" style:font-weight-asian="bold" style:font-name-complex="Arial2" style:font-size-complex="9pt" style:font-weight-complex="bold"/>
    </style:style>
    <style:style style:name="P6" style:family="paragraph" style:parent-style-name="Standard">
      <style:paragraph-properties fo:margin-top="0in" fo:margin-bottom="0in" loext:contextual-spacing="false" fo:line-height="100%" fo:text-align="justify" style:justify-single-word="false"/>
      <style:text-properties officeooo:paragraph-rsid="0028dbe1"/>
    </style:style>
    <style:style style:name="P7" style:family="paragraph" style:parent-style-name="Standard">
      <style:paragraph-properties fo:margin-top="0in" fo:margin-bottom="0in" loext:contextual-spacing="false" fo:line-height="100%" fo:text-align="justify" style:justify-single-word="false"/>
      <style:text-properties officeooo:paragraph-rsid="003753e5"/>
    </style:style>
    <style:style style:name="P8"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35be70"/>
    </style:style>
    <style:style style:name="P9" style:family="paragraph" style:parent-style-name="Standard">
      <style:paragraph-properties fo:margin-top="0in" fo:margin-bottom="0in" loext:contextual-spacing="false" fo:line-height="100%" fo:text-align="center" style:justify-single-word="false"/>
      <style:text-properties officeooo:paragraph-rsid="0035be70"/>
    </style:style>
    <style:style style:name="P10" style:family="paragraph" style:parent-style-name="Standard">
      <style:paragraph-properties fo:margin-top="0in" fo:margin-bottom="0in" loext:contextual-spacing="false"/>
      <style:text-properties officeooo:paragraph-rsid="0027837c"/>
    </style:style>
    <style:style style:name="P11"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officeooo:paragraph-rsid="0035be70" style:font-size-asian="8pt" style:font-name-complex="Arial2" style:font-size-complex="8pt"/>
    </style:style>
    <style:style style:name="P1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95871" style:font-name-asian="Calibri" style:font-size-asian="8pt" style:font-name-complex="Arial2" style:font-size-complex="8pt"/>
    </style:style>
    <style:style style:name="P13"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a4b01" style:font-name-asian="Calibri" style:font-size-asian="8pt" style:font-name-complex="Arial2" style:font-size-complex="8pt"/>
    </style:style>
    <style:style style:name="P14"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c59a1" style:font-name-asian="Calibri" style:font-size-asian="8pt" style:font-name-complex="Arial2" style:font-size-complex="8pt"/>
    </style:style>
    <style:style style:name="P15"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16"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cc397" style:font-name-asian="Calibri" style:font-size-asian="8pt" style:font-name-complex="Arial2" style:font-size-complex="8pt"/>
    </style:style>
    <style:style style:name="P17"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35be70" style:font-name-asian="Calibri" style:font-size-asian="8pt" style:font-name-complex="Arial2" style:font-size-complex="8pt"/>
    </style:style>
    <style:style style:name="P18"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3753e5" style:font-name-asian="Calibri" style:font-size-asian="8pt" style:font-name-complex="Arial2" style:font-size-complex="8pt"/>
    </style:style>
    <style:style style:name="P19"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officeooo:paragraph-rsid="0035be70" style:font-name-asian="Calibri" style:font-size-asian="8pt" style:font-name-complex="Arial2" style:font-size-complex="8pt"/>
    </style:style>
    <style:style style:name="P20"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officeooo:paragraph-rsid="0035be70" style:font-name-asian="Calibri" style:font-size-asian="8pt" style:font-weight-asian="bold" style:font-name-complex="Arial2" style:font-size-complex="8pt" style:font-weight-complex="bold"/>
    </style:style>
    <style:style style:name="P21" style:family="paragraph" style:parent-style-name="Standard">
      <style:paragraph-properties fo:margin-top="0in" fo:margin-bottom="0in" loext:contextual-spacing="false" fo:line-height="100%"/>
      <style:text-properties style:font-name="Arial Narrow" fo:font-size="8pt" fo:language="es" fo:country="MX" fo:font-weight="bold" officeooo:paragraph-rsid="0035be70" style:font-name-asian="Calibri" style:font-size-asian="8pt" style:font-weight-asian="bold" style:font-name-complex="Arial2" style:font-size-complex="8pt" style:font-weight-complex="bold"/>
    </style:style>
    <style:style style:name="P2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officeooo:paragraph-rsid="0035be70" style:font-name-asian="Calibri" style:font-size-asian="8pt" style:font-weight-asian="bold" style:font-name-complex="Arial2" style:font-size-complex="8pt" style:font-weight-complex="bold"/>
    </style:style>
    <style:style style:name="P23"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Narrow" fo:font-size="8pt" officeooo:paragraph-rsid="003753e5" style:font-name-asian="Calibri" style:font-size-asian="8pt" style:font-name-complex="Arial2" style:font-size-complex="8pt"/>
    </style:style>
    <style:style style:name="P24" style:family="paragraph" style:parent-style-name="Standard">
      <style:paragraph-properties fo:margin-top="0in" fo:margin-bottom="0in" loext:contextual-spacing="false" fo:line-height="100%" fo:text-align="center" style:justify-single-word="false"/>
      <style:text-properties style:font-name="Arial Narrow" fo:font-size="8pt" officeooo:paragraph-rsid="003753e5" style:font-name-asian="Calibri" style:font-size-asian="8pt" style:font-name-complex="Arial2" style:font-size-complex="8pt"/>
    </style:style>
    <style:style style:name="P25"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3753e5" style:font-name-asian="Calibri" style:font-size-asian="8pt" style:font-name-complex="Arial2" style:font-size-complex="8pt"/>
    </style:style>
    <style:style style:name="P26" style:family="paragraph" style:parent-style-name="Standard">
      <style:paragraph-properties fo:margin-top="0in" fo:margin-bottom="0in" loext:contextual-spacing="false"/>
      <style:text-properties officeooo:paragraph-rsid="00213b0c"/>
    </style:style>
    <style:style style:name="P27" style:family="paragraph" style:parent-style-name="Standard">
      <style:paragraph-properties fo:margin-top="0in" fo:margin-bottom="0in" loext:contextual-spacing="false" fo:line-height="100%" fo:text-align="justify" style:justify-single-word="false"/>
      <style:text-properties fo:language="es" fo:country="MX" officeooo:paragraph-rsid="002a4b01"/>
    </style:style>
    <style:style style:name="P28" style:family="paragraph" style:parent-style-name="Standard">
      <style:paragraph-properties fo:margin-top="0in" fo:margin-bottom="0in" loext:contextual-spacing="false" fo:line-height="100%" fo:text-align="justify" style:justify-single-word="false"/>
      <style:text-properties fo:language="es" fo:country="MX" officeooo:paragraph-rsid="002cc397"/>
    </style:style>
    <style:style style:name="P29" style:family="paragraph" style:parent-style-name="Standard">
      <style:paragraph-properties fo:margin-top="0in" fo:margin-bottom="0in" loext:contextual-spacing="false" fo:line-height="100%" fo:text-align="justify" style:justify-single-word="false"/>
      <style:text-properties fo:language="es" fo:country="MX" officeooo:paragraph-rsid="0035be70"/>
    </style:style>
    <style:style style:name="P30" style:family="paragraph" style:parent-style-name="Standard">
      <style:paragraph-properties fo:margin-top="0in" fo:margin-bottom="0in" loext:contextual-spacing="false" fo:line-height="100%" fo:text-align="center" style:justify-single-word="false"/>
      <style:text-properties fo:color="#000000" style:font-name="Arial Narrow" fo:font-size="8pt" officeooo:paragraph-rsid="003753e5" style:font-name-asian="Times New Roman" style:font-size-asian="8pt" style:font-name-complex="Arial2" style:font-size-complex="8pt"/>
    </style:style>
    <style:style style:name="P31"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officeooo:paragraph-rsid="0035be70" style:font-name-asian="Times New Roman" style:font-size-asian="8pt" style:font-name-complex="Arial2" style:font-size-complex="8pt"/>
    </style:style>
    <style:style style:name="P32"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000000" style:font-name="Arial Narrow" fo:font-size="8pt" fo:letter-spacing="-0.0043in" fo:font-weight="bold" officeooo:paragraph-rsid="003753e5" fo:background-color="transparent" style:font-name-asian="Times New Roman" style:font-size-asian="8pt" style:font-weight-asian="bold" style:font-name-complex="Calibri" style:font-size-complex="8pt" style:font-weight-complex="bold"/>
    </style:style>
    <style:style style:name="P33"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000000" style:font-name="Arial Narrow" fo:font-size="9pt" fo:letter-spacing="-0.0043in" fo:font-weight="bold" officeooo:paragraph-rsid="003753e5" fo:background-color="transparent" style:font-name-asian="Times New Roman" style:font-size-asian="9pt" style:font-weight-asian="bold" style:font-name-complex="Arial2" style:font-size-complex="9pt" style:font-weight-complex="bold"/>
    </style:style>
    <style:style style:name="P34"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595959" style:font-name="Arial Narrow" fo:font-size="8pt" fo:letter-spacing="-0.0043in" fo:font-weight="bold" officeooo:paragraph-rsid="0035be70" fo:background-color="#c0c0c0" style:font-name-asian="Times New Roman" style:font-size-asian="8pt" style:font-weight-asian="bold" style:font-name-complex="Calibri" style:font-size-complex="8pt" style:font-weight-complex="bold"/>
    </style:style>
    <style:style style:name="P35"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fo:color="#595959" style:font-name="Arial Narrow" fo:font-size="8pt" fo:letter-spacing="-0.0043in" fo:language="es" fo:country="MX" fo:font-weight="bold" officeooo:paragraph-rsid="0039399e" fo:background-color="#c0c0c0" style:font-name-asian="Times New Roman" style:font-size-asian="8pt" style:font-weight-asian="bold" style:font-name-complex="Calibri" style:font-size-complex="8pt" style:font-weight-complex="bold"/>
    </style:style>
    <style:style style:name="P36" style:family="paragraph" style:parent-style-name="Standard">
      <style:paragraph-properties fo:margin-top="0in" fo:margin-bottom="0in" loext:contextual-spacing="false"/>
      <style:text-properties officeooo:paragraph-rsid="00381c54"/>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text-underline-style="solid" style:text-underline-width="auto" style:text-underline-color="font-color" officeooo:paragraph-rsid="0027837c" fo:background-color="transparent" style:font-name-asian="Calibri" style:font-size-asian="9pt" style:font-name-complex="Arial2" style:font-size-complex="9pt"/>
    </style:style>
    <style:style style:name="P3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text-underline-style="solid" style:text-underline-width="auto" style:text-underline-color="font-color" officeooo:rsid="01274abb" officeooo:paragraph-rsid="00213b0c" fo:background-color="transparent" style:font-name-asian="Calibri" style:font-size-asian="9pt" style:font-name-complex="Arial2" style:font-size-complex="9pt"/>
    </style:style>
    <style:style style:name="P3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text-underline-style="solid" style:text-underline-width="auto" style:text-underline-color="font-color" officeooo:rsid="01274abb" officeooo:paragraph-rsid="00381c54" fo:background-color="transparent" style:font-name-asian="Calibri" style:font-size-asian="9pt" style:font-name-complex="Arial2" style:font-size-complex="9pt"/>
    </style:style>
    <style:style style:name="P4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fo:language="es" fo:country="MX" style:text-underline-style="solid" style:text-underline-width="auto" style:text-underline-color="font-color" fo:font-weight="bold" officeooo:rsid="01274abb" officeooo:paragraph-rsid="00381c54" fo:background-color="transparent" style:font-name-asian="Calibri" style:font-size-asian="9pt" style:font-weight-asian="bold" style:font-name-complex="Arial2" style:font-size-complex="9pt" style:font-weight-complex="bold"/>
    </style:style>
    <style:style style:name="P4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6b96e" fo:background-color="transparent" style:font-name-asian="Calibri" style:font-size-asian="8pt" style:language-asian="es" style:country-asian="ES" style:font-name-complex="Arial2" style:font-size-complex="8pt"/>
    </style:style>
    <style:style style:name="P4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a4b01" fo:background-color="transparent" style:font-name-asian="Calibri" style:font-size-asian="8pt" style:language-asian="es" style:country-asian="ES" style:font-name-complex="Arial2" style:font-size-complex="8pt"/>
    </style:style>
    <style:style style:name="P4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213b0c" fo:background-color="transparent" style:font-name-asian="Calibri" style:font-size-asian="8pt" style:font-name-complex="Calibri" style:font-size-complex="8pt"/>
    </style:style>
    <style:style style:name="P4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solid" style:text-underline-width="auto" style:text-underline-color="font-color" officeooo:rsid="01274abb" officeooo:paragraph-rsid="002a4b01" fo:background-color="transparent" style:font-name-asian="Calibri" style:font-size-asian="8pt" style:language-asian="es" style:country-asian="ES" style:font-name-complex="Arial2" style:font-size-complex="8pt"/>
    </style:style>
    <style:style style:name="P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6pt" fo:language="es" fo:country="MX" style:text-underline-style="solid" style:text-underline-width="auto" style:text-underline-color="font-color" officeooo:rsid="01274abb" officeooo:paragraph-rsid="00213b0c" fo:background-color="transparent" style:font-name-asian="Calibri" style:font-size-asian="6pt" style:font-name-complex="Calibri" style:font-size-complex="6pt"/>
    </style:style>
    <style:style style:name="P4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6pt" fo:language="es" fo:country="MX" style:text-underline-style="solid" style:text-underline-width="auto" style:text-underline-color="font-color" officeooo:rsid="01274abb" officeooo:paragraph-rsid="0035be70" fo:background-color="transparent" style:font-name-asian="Calibri" style:font-size-asian="6pt" style:font-name-complex="Calibri" style:font-size-complex="6pt"/>
    </style:style>
    <style:style style:name="P47"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1f59e6" fo:background-color="transparent" style:font-name-asian="Calibri" style:font-size-asian="8pt" style:font-name-complex="Arial2" style:font-size-complex="8pt"/>
    </style:style>
    <style:style style:name="P48"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text-underline-style="none" officeooo:rsid="01274abb" officeooo:paragraph-rsid="00249f67" fo:background-color="transparent" style:font-name-asian="Calibri" style:font-size-asian="8pt" style:language-asian="es" style:country-asian="ES" style:font-name-complex="Arial2" style:font-size-complex="8pt"/>
    </style:style>
    <style:style style:name="P49"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95871" fo:background-color="transparent" style:font-name-asian="Calibri" style:font-size-asian="8pt" style:language-asian="es" style:country-asian="ES" style:font-name-complex="Arial2" style:font-size-complex="8pt"/>
    </style:style>
    <style:style style:name="P50"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95ad4" fo:background-color="transparent" style:font-name-asian="Calibri" style:font-size-asian="8pt" style:language-asian="es" style:country-asian="ES" style:font-name-complex="Arial2" style:font-size-complex="8pt"/>
    </style:style>
    <style:style style:name="P51"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b3a66" fo:background-color="transparent" style:font-name-asian="Calibri" style:font-size-asian="8pt" style:language-asian="es" style:country-asian="ES" style:font-name-complex="Arial2" style:font-size-complex="8pt"/>
    </style:style>
    <style:style style:name="P52"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c59a1" fo:background-color="transparent" style:font-name-asian="Calibri" style:font-size-asian="8pt" style:language-asian="es" style:country-asian="ES" style:font-name-complex="Arial2" style:font-size-complex="8pt"/>
    </style:style>
    <style:style style:name="P53"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tab-stops>
          <style:tab-stop style:position="3.0689in" style:type="center"/>
          <style:tab-stop style:position="6.1374in" style:type="right"/>
        </style:tab-stops>
      </style:paragraph-properties>
      <style:text-properties style:font-name="Arial Narrow" fo:font-size="8pt" fo:language="es" fo:country="MX" style:text-underline-style="none" officeooo:rsid="01274abb" officeooo:paragraph-rsid="002cc397" fo:background-color="transparent" style:font-name-asian="Calibri" style:font-size-asian="8pt" style:language-asian="es" style:country-asian="ES" style:font-name-complex="Arial2" style:font-size-complex="8pt"/>
    </style:style>
    <style:style style:name="P54"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49f67" style:font-name-asian="Calibri" style:font-size-asian="8pt" style:font-name-complex="Arial2" style:font-size-complex="8pt"/>
    </style:style>
    <style:style style:name="P55"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a4b01" style:font-name-asian="Calibri" style:font-size-asian="8pt" style:font-name-complex="Arial2" style:font-size-complex="8pt"/>
    </style:style>
    <style:style style:name="P5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Narrow" fo:font-size="8pt" fo:language="es" fo:country="MX" officeooo:paragraph-rsid="00295ad4" style:font-name-asian="Calibri" style:font-size-asian="8pt" style:font-name-complex="Arial2" style:font-size-complex="8pt"/>
    </style:style>
    <style:style style:name="P5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28479" style:font-size-asian="8pt" style:font-name-complex="Arial2" style:font-size-complex="8pt"/>
    </style:style>
    <style:style style:name="P5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35be70" style:font-name-asian="Calibri" style:font-size-asian="8pt" style:font-name-complex="Arial2" style:font-size-complex="8pt"/>
    </style:style>
    <style:style style:name="P59"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8dbe1" fo:background-color="transparent"/>
    </style:style>
    <style:style style:name="P60"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officeooo:paragraph-rsid="001f59e6" style:font-name-asian="Calibri" style:font-size-asian="8pt" style:font-weight-asian="bold" style:font-name-complex="Arial2" style:font-size-complex="8pt" style:font-weight-complex="bold"/>
    </style:style>
    <style:style style:name="P61"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officeooo:paragraph-rsid="002013f5" style:font-name-asian="Calibri" style:font-size-asian="8pt" style:font-weight-asian="bold" style:font-name-complex="Arial2" style:font-size-complex="8pt" style:font-weight-complex="bold"/>
    </style:style>
    <style:style style:name="P62"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officeooo:paragraph-rsid="00249f67" style:font-name-asian="Calibri" style:font-size-asian="8pt" style:font-weight-asian="bold" style:font-name-complex="Arial2" style:font-size-complex="8pt" style:font-weight-complex="bold"/>
    </style:style>
    <style:style style:name="P63"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officeooo:paragraph-rsid="0026b96e" style:font-name-asian="Calibri" style:font-size-asian="8pt" style:font-weight-asian="bold" style:font-name-complex="Arial2" style:font-size-complex="8pt" style:font-weight-complex="bold"/>
    </style:style>
    <style:style style:name="P64"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1f59e6" style:font-name-asian="Calibri" style:font-size-asian="8pt" style:font-name-complex="Arial2" style:font-size-complex="8pt"/>
    </style:style>
    <style:style style:name="P65"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013f5" style:font-name-asian="Calibri" style:font-size-asian="8pt" style:font-name-complex="Arial2" style:font-size-complex="8pt"/>
    </style:style>
    <style:style style:name="P66"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49f67" style:font-name-asian="Calibri" style:font-size-asian="8pt" style:font-name-complex="Arial2" style:font-size-complex="8pt"/>
    </style:style>
    <style:style style:name="P67"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95871" style:font-name-asian="Calibri" style:font-size-asian="8pt" style:font-name-complex="Arial2" style:font-size-complex="8pt"/>
    </style:style>
    <style:style style:name="P68"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95ad4" style:font-name-asian="Calibri" style:font-size-asian="8pt" style:font-name-complex="Arial2" style:font-size-complex="8pt"/>
    </style:style>
    <style:style style:name="P69"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a4b01" style:font-name-asian="Calibri" style:font-size-asian="8pt" style:font-name-complex="Arial2" style:font-size-complex="8pt"/>
    </style:style>
    <style:style style:name="P70"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b3a66" style:font-name-asian="Calibri" style:font-size-asian="8pt" style:font-name-complex="Arial2" style:font-size-complex="8pt"/>
    </style:style>
    <style:style style:name="P71"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c59a1" style:font-name-asian="Calibri" style:font-size-asian="8pt" style:font-name-complex="Arial2" style:font-size-complex="8pt"/>
    </style:style>
    <style:style style:name="P72"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cc397" style:font-name-asian="Calibri" style:font-size-asian="8pt" style:font-name-complex="Arial2" style:font-size-complex="8pt"/>
    </style:style>
    <style:style style:name="P73" style:family="paragraph" style:parent-style-name="Standard">
      <style:paragraph-properties fo:margin-top="0in" fo:margin-bottom="0.111in" loext:contextual-spacing="false" fo:text-align="justify" style:justify-single-word="false"/>
      <style:text-properties style:font-name="Arial Narrow" fo:font-size="8pt" fo:language="es" fo:country="MX" officeooo:paragraph-rsid="002b3a66" style:font-name-asian="Calibri" style:font-size-asian="8pt" style:font-name-complex="Arial2" style:font-size-complex="8pt"/>
    </style:style>
    <style:style style:name="P74"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13b0c" fo:background-color="transparent" style:font-name-asian="Calibri" style:font-size-asian="8pt" style:font-name-complex="Arial2" style:font-size-complex="8pt"/>
    </style:style>
    <style:style style:name="P75"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6b96e" fo:background-color="transparent" style:font-name-asian="Calibri" style:font-size-asian="8pt" style:font-name-complex="Arial2" style:font-size-complex="8pt"/>
    </style:style>
    <style:style style:name="P76"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officeooo:paragraph-rsid="002cc397" style:font-size-asian="8pt" style:font-name-complex="Arial2" style:font-size-complex="8pt"/>
    </style:style>
    <style:style style:name="P77" style:family="paragraph" style:parent-style-name="Standard">
      <style:paragraph-properties fo:margin-top="0in" fo:margin-bottom="0.111in" loext:contextual-spacing="false" fo:line-height="100%" fo:text-align="justify" style:justify-single-word="false"/>
      <style:text-properties officeooo:paragraph-rsid="00295871"/>
    </style:style>
    <style:style style:name="P78" style:family="paragraph" style:parent-style-name="Standard">
      <style:paragraph-properties fo:margin-top="0in" fo:margin-bottom="0.111in" loext:contextual-spacing="false" fo:line-height="100%" fo:text-align="justify" style:justify-single-word="false"/>
      <style:text-properties fo:language="es" fo:country="MX" officeooo:paragraph-rsid="0026b96e"/>
    </style:style>
    <style:style style:name="P79" style:family="paragraph" style:parent-style-name="Standard">
      <style:paragraph-properties fo:margin-top="0in" fo:margin-bottom="0.111in" loext:contextual-spacing="false" fo:line-height="100%" fo:text-align="justify" style:justify-single-word="false"/>
      <style:text-properties fo:language="es" fo:country="MX" officeooo:paragraph-rsid="00295871"/>
    </style:style>
    <style:style style:name="P80" style:family="paragraph" style:parent-style-name="Standard">
      <style:paragraph-properties fo:margin-top="0in" fo:margin-bottom="0.111in" loext:contextual-spacing="false" fo:line-height="100%" fo:text-align="justify" style:justify-single-word="false"/>
      <style:text-properties fo:language="es" fo:country="MX" officeooo:paragraph-rsid="00295ad4"/>
    </style:style>
    <style:style style:name="P81" style:family="paragraph" style:parent-style-name="Standard">
      <style:paragraph-properties fo:margin-top="0in" fo:margin-bottom="0.111in" loext:contextual-spacing="false" fo:line-height="100%" fo:text-align="justify" style:justify-single-word="false"/>
      <style:text-properties fo:language="es" fo:country="MX" officeooo:paragraph-rsid="002b3a66"/>
    </style:style>
    <style:style style:name="P82" style:family="paragraph" style:parent-style-name="Standard">
      <style:paragraph-properties fo:margin-top="0in" fo:margin-bottom="0.111in" loext:contextual-spacing="false" fo:line-height="100%" fo:text-align="justify" style:justify-single-word="false"/>
      <style:text-properties fo:language="es" fo:country="MX" officeooo:paragraph-rsid="002c59a1"/>
    </style:style>
    <style:style style:name="P83" style:family="paragraph" style:parent-style-name="Standard">
      <style:paragraph-properties fo:margin-top="0in" fo:margin-bottom="0.111in" loext:contextual-spacing="false" fo:line-height="100%" fo:text-align="justify" style:justify-single-word="false"/>
      <style:text-properties fo:language="es" fo:country="MX" officeooo:paragraph-rsid="002cc397"/>
    </style:style>
    <style:style style:name="P84" style:family="paragraph" style:parent-style-name="Standard">
      <style:paragraph-properties fo:margin-top="0in" fo:margin-bottom="0.111in" loext:contextual-spacing="false" fo:line-height="100%" fo:text-align="justify" style:justify-single-word="false"/>
      <style:text-properties fo:language="es" fo:country="MX" officeooo:paragraph-rsid="0026b96e" fo:background-color="transparent"/>
    </style:style>
    <style:style style:name="P85"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86"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87"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Narrow" fo:font-size="8pt" fo:language="es" fo:country="MX" officeooo:paragraph-rsid="002c59a1" style:font-name-asian="Calibri" style:font-size-asian="8pt" style:font-name-complex="Arial2" style:font-size-complex="8pt"/>
    </style:style>
    <style:style style:name="P88" style:family="paragraph" style:parent-style-name="Standard" style:master-page-name="Standard">
      <style:paragraph-properties fo:margin-top="0in" fo:margin-bottom="0in" loext:contextual-spacing="false" fo:line-height="100%" fo:text-align="justify" style:justify-single-word="false" style:page-number="auto"/>
      <style:text-properties officeooo:paragraph-rsid="002f304b"/>
    </style:style>
    <style:style style:name="P89"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officeooo:paragraph-rsid="00213b0c" fo:background-color="transparent" style:font-size-asian="8pt" style:font-name-complex="Calibri" style:font-size-complex="8pt"/>
    </style:style>
    <style:style style:name="P90"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officeooo:paragraph-rsid="0022103b" fo:background-color="transparent" style:font-size-asian="8pt" style:font-name-complex="Calibri" style:font-size-complex="8pt"/>
    </style:style>
    <style:style style:name="P91"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officeooo:paragraph-rsid="0022103b" style:font-size-asian="8pt" style:font-name-complex="Calibri" style:font-size-complex="8pt"/>
    </style:style>
    <style:style style:name="P92"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style:text-underline-style="none" officeooo:rsid="01274abb" officeooo:paragraph-rsid="0022103b" fo:background-color="transparent" style:font-name-asian="Calibri" style:font-size-asian="8pt" style:font-name-complex="Calibri" style:font-size-complex="8pt"/>
    </style:style>
    <style:style style:name="P93"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officeooo:paragraph-rsid="00213b0c"/>
    </style:style>
    <style:style style:name="P94" style:family="paragraph" style:parent-style-name="Standard" style:list-style-name="WWNum10">
      <style:paragraph-properties fo:margin-top="0in" fo:margin-bottom="0in" loext:contextual-spacing="false" fo:line-height="100%" fo:text-align="justify" style:justify-single-word="false">
        <style:tab-stops>
          <style:tab-stop style:position="0.1972in"/>
        </style:tab-stops>
      </style:paragraph-properties>
      <style:text-properties fo:language="es" fo:country="MX" officeooo:paragraph-rsid="0022103b" fo:background-color="transparent"/>
    </style:style>
    <style:style style:name="P95"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213b0c" fo:background-color="transparent" style:font-name-asian="Calibri" style:font-size-asian="8pt" style:font-name-complex="Arial2" style:font-size-complex="8pt"/>
    </style:style>
    <style:style style:name="P96" style:family="paragraph" style:parent-style-name="Standard" style:list-style-name="WWNum4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97"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8dbe1" fo:background-color="transparent"/>
    </style:style>
    <style:style style:name="P98"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28dbe1"/>
    </style:style>
    <style:style style:name="P99"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13f5" style:font-size-asian="8pt" style:font-name-complex="Arial2" style:font-size-complex="8pt"/>
    </style:style>
    <style:style style:name="P100"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2013f5" fo:background-color="transparent" style:font-name-asian="Calibri" style:font-size-asian="8pt" style:font-name-complex="Arial2" style:font-size-complex="8pt"/>
    </style:style>
    <style:style style:name="P101"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cc397" style:font-name-asian="Calibri" style:font-size-asian="8pt" style:font-name-complex="Arial2" style:font-size-complex="8pt"/>
    </style:style>
    <style:style style:name="P102" style:family="paragraph" style:parent-style-name="List_20_Paragraph" style:list-style-name="WWNum3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35be70" style:font-name-asian="Calibri" style:font-size-asian="8pt" style:font-name-complex="Arial2" style:font-size-complex="8pt"/>
    </style:style>
    <style:style style:name="P103"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28479" style:font-name-asian="Times New Roman" style:font-size-asian="8pt" style:language-asian="es" style:country-asian="ES" style:font-name-complex="Arial2" style:font-size-complex="8pt"/>
    </style:style>
    <style:style style:name="P104"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28479" fo:background-color="transparent" style:font-name-asian="Times New Roman" style:font-size-asian="8pt" style:language-asian="es" style:country-asian="ES" style:font-name-complex="Arial2" style:font-size-complex="8pt"/>
    </style:style>
    <style:style style:name="P105"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text-underline-style="none" officeooo:rsid="01274abb" officeooo:paragraph-rsid="00228479" fo:background-color="transparent" style:font-name-asian="Times New Roman" style:font-size-asian="8pt" style:language-asian="es" style:country-asian="ES" style:font-name-complex="Arial2" style:font-size-complex="8pt"/>
    </style:style>
    <style:style style:name="P106"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text-underline-style="none" officeooo:rsid="01274abb" officeooo:paragraph-rsid="00249f67" fo:background-color="transparent" style:font-name-asian="Calibri" style:font-size-asian="8pt" style:language-asian="es" style:country-asian="ES" style:font-name-complex="Arial2" style:font-size-complex="8pt"/>
    </style:style>
    <style:style style:name="P107"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49f67" style:font-name-asian="Calibri" style:font-size-asian="8pt" style:font-name-complex="Arial2" style:font-size-complex="8pt"/>
    </style:style>
    <style:style style:name="P108" style:family="paragraph" style:parent-style-name="List_20_Paragraph" style:list-style-name="WWNum4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95ad4" style:font-name-asian="Calibri" style:font-size-asian="8pt" style:font-name-complex="Arial2" style:font-size-complex="8pt"/>
    </style:style>
    <style:style style:name="P109" style:family="paragraph" style:parent-style-name="List_20_Paragraph" style:list-style-name="WWNum28">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b3a66" style:font-name-asian="Calibri" style:font-size-asian="8pt" style:font-name-complex="Arial2" style:font-size-complex="8pt"/>
    </style:style>
    <style:style style:name="P110" style:family="paragraph" style:parent-style-name="List_20_Paragraph" style:list-style-name="WWNum3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111" style:family="paragraph" style:parent-style-name="List_20_Paragraph" style:list-style-name="WWNum4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c59a1" style:font-name-asian="Calibri" style:font-size-asian="8pt" style:font-name-complex="Arial2" style:font-size-complex="8pt"/>
    </style:style>
    <style:style style:name="P112"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49f67" style:font-name-asian="Calibri" style:font-size-asian="8pt" style:font-name-complex="Arial2" style:font-size-complex="8pt"/>
    </style:style>
    <style:style style:name="P113"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28479" fo:background-color="transparent"/>
    </style:style>
    <style:style style:name="P114"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28479"/>
    </style:style>
    <style:style style:name="P115"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95ad4"/>
    </style:style>
    <style:style style:name="P116"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fo:language="es" fo:country="MX" officeooo:paragraph-rsid="00249f67"/>
    </style:style>
    <style:style style:name="P117"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fo:language="es" fo:country="MX" officeooo:paragraph-rsid="00295ad4"/>
    </style:style>
    <style:style style:name="P118"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style:font-name="Arial Narrow" fo:font-size="8pt" fo:language="es" fo:country="MX" officeooo:paragraph-rsid="00295ad4" style:font-name-asian="Calibri" style:font-size-asian="8pt" style:font-name-complex="Arial2" style:font-size-complex="8pt"/>
    </style:style>
    <style:style style:name="T1" style:family="text">
      <style:text-properties style:font-name="Arial" fo:font-size="6pt" fo:language="es" fo:country="MX" officeooo:rsid="00d2f3b4" style:font-size-asian="6pt" style:font-size-complex="6pt"/>
    </style:style>
    <style:style style:name="T2" style:family="text">
      <style:text-properties style:font-name="Arial" fo:font-size="6pt" fo:language="es" fo:country="MX" fo:font-weight="bold" officeooo:rsid="00d2f3b4" style:font-size-asian="6pt" style:font-weight-asian="bold" style:font-name-complex="Arial2" style:font-size-complex="6pt" style:font-weight-complex="bold"/>
    </style:style>
    <style:style style:name="T3" style:family="text">
      <style:text-properties style:font-name="Arial" fo:font-size="10pt" fo:language="es" fo:country="MX" fo:font-weight="bold" officeooo:rsid="001cc335" fo:background-color="transparent" loext:char-shading-value="0" style:font-name-asian="Times New Roman" style:font-size-asian="10pt" style:font-weight-asian="bold" style:font-name-complex="Arial2" style:font-size-complex="10pt" style:font-weight-complex="bold"/>
    </style:style>
    <style:style style:name="T4" style:family="text">
      <style:text-properties style:font-name="Arial Narrow" fo:font-size="6pt" officeooo:rsid="00d936c0" style:font-size-asian="6pt" style:font-name-complex="Calibri" style:font-size-complex="6pt"/>
    </style:style>
    <style:style style:name="T5" style:family="text">
      <style:text-properties style:font-name="Arial Narrow" fo:font-size="6pt" fo:language="es" fo:country="MX" style:font-size-asian="6pt" style:font-name-complex="Calibri" style:font-size-complex="6pt"/>
    </style:style>
    <style:style style:name="T6" style:family="text">
      <style:text-properties style:font-name="Arial Narrow" fo:font-size="6pt" fo:language="es" fo:country="MX" officeooo:rsid="01274abb" style:font-size-asian="6pt" style:font-name-complex="Calibri" style:font-size-complex="6pt"/>
    </style:style>
    <style:style style:name="T7" style:family="text">
      <style:text-properties style:font-name="Arial Narrow" fo:font-size="6pt" fo:language="es" fo:country="MX" officeooo:rsid="00d936c0" style:font-size-asian="6pt" style:font-size-complex="6pt"/>
    </style:style>
    <style:style style:name="T8" style:family="text">
      <style:text-properties style:font-name="Arial Narrow" fo:font-size="8pt" fo:font-weight="bold" style:font-size-asian="8pt" style:font-weight-asian="bold" style:font-name-complex="Arial2" style:font-size-complex="8pt" style:font-weight-complex="bold"/>
    </style:style>
    <style:style style:name="T9" style:family="text">
      <style:text-properties style:font-name="Arial Narrow" fo:font-size="8pt" fo:font-weight="bold" style:font-name-asian="Calibri" style:font-size-asian="8pt" style:font-weight-asian="bold" style:font-name-complex="Arial2" style:font-size-complex="8pt" style:font-weight-complex="bold"/>
    </style:style>
    <style:style style:name="T10" style:family="text">
      <style:text-properties style:font-name="Arial Narrow" fo:font-size="8pt" style:font-size-asian="8pt" style:font-name-complex="Calibri" style:font-size-complex="8pt"/>
    </style:style>
    <style:style style:name="T11" style:family="text">
      <style:text-properties style:font-name="Arial Narrow" fo:font-size="8pt" style:font-size-asian="8pt" style:font-size-complex="8pt"/>
    </style:style>
    <style:style style:name="T12" style:family="text">
      <style:text-properties style:font-name="Arial Narrow" fo:font-size="8pt" style:font-size-asian="8pt" style:font-name-complex="Arial2" style:font-size-complex="8pt"/>
    </style:style>
    <style:style style:name="T13" style:family="text">
      <style:text-properties style:font-name="Arial Narrow" fo:font-size="8pt" fo:background-color="transparent" loext:char-shading-value="0" style:font-name-asian="Calibri" style:font-size-asian="8pt" style:font-name-complex="Arial2" style:font-size-complex="8pt"/>
    </style:style>
    <style:style style:name="T14" style:family="text">
      <style:text-properties style:font-name="Arial Narrow" fo:font-size="8pt" style:font-name-asian="Times New Roman" style:font-size-asian="8pt" style:language-asian="es" style:country-asian="ES" style:font-name-complex="Arial2" style:font-size-complex="8pt"/>
    </style:style>
    <style:style style:name="T15" style:family="text">
      <style:text-properties style:font-name="Arial Narrow" fo:font-size="8pt" style:font-name-asian="Calibri" style:font-size-asian="8pt" style:font-name-complex="Arial2" style:font-size-complex="8pt"/>
    </style:style>
    <style:style style:name="T16" style:family="text">
      <style:text-properties style:font-name="Arial Narrow" fo:font-size="8pt" style:font-name-asian="Calibri" style:font-size-asian="8pt" style:font-size-complex="8pt"/>
    </style:style>
    <style:style style:name="T17" style:family="text">
      <style:text-properties style:font-name="Arial Narrow" fo:font-size="8pt" fo:language="es" fo:country="MX" fo:background-color="transparent" loext:char-shading-value="0" style:font-size-asian="8pt" style:font-name-complex="Calibri" style:font-size-complex="8pt"/>
    </style:style>
    <style:style style:name="T18" style:family="text">
      <style:text-properties style:font-name="Arial Narrow" fo:font-size="8pt" fo:language="es" fo:country="MX" fo:font-weight="bold" style:font-size-asian="8pt" style:font-weight-asian="bold" style:font-name-complex="Arial2" style:font-size-complex="8pt" style:font-weight-complex="bold"/>
    </style:style>
    <style:style style:name="T19" style:family="text">
      <style:text-properties style:font-name="Arial Narrow" fo:font-size="8pt" fo:language="es" fo:country="MX" fo:font-weight="bold" fo:background-color="transparent" loext:char-shading-value="0" style:font-size-asian="8pt" style:font-weight-asian="bold" style:font-name-complex="Arial2" style:font-size-complex="8pt" style:font-weight-complex="bold"/>
    </style:style>
    <style:style style:name="T20" style:family="text">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T21" style:family="text">
      <style:text-properties style:font-name="Arial Narrow" fo:font-size="8pt" fo:language="es" fo:country="MX" style:font-name-asian="Calibri" style:font-size-asian="8pt" style:font-name-complex="Arial2" style:font-size-complex="8pt"/>
    </style:style>
    <style:style style:name="T22" style:family="text">
      <style:text-properties style:font-name="Arial Narrow" fo:font-size="8pt" fo:language="es" fo:country="MX" style:font-size-asian="8pt" style:font-name-complex="Arial2" style:font-size-complex="8pt"/>
    </style:style>
    <style:style style:name="T23" style:family="text">
      <style:text-properties style:font-name="Arial Narrow" fo:font-size="8pt" style:text-underline-style="solid" style:text-underline-width="auto" style:text-underline-color="font-color" style:font-name-asian="Calibri" style:font-size-asian="8pt" style:font-name-complex="Arial2" style:font-size-complex="8pt"/>
    </style:style>
    <style:style style:name="T24" style:family="text">
      <style:text-properties style:font-name="Arial Narrow" fo:font-size="8pt" style:text-underline-style="solid" style:text-underline-width="auto" style:text-underline-color="font-color" fo:font-weight="bold" style:font-name-asian="Calibri" style:font-size-asian="8pt" style:font-weight-asian="bold" style:font-name-complex="Arial2" style:font-size-complex="8pt" style:font-weight-complex="bold"/>
    </style:style>
    <style:style style:name="T25" style:family="text">
      <style:text-properties fo:color="#000000" style:font-name="Arial1"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26" style:family="text">
      <style:text-properties fo:color="#000000" style:font-name="Arial1" fo:font-size="8pt" fo:letter-spacing="-0.0043in" fo:language="es" fo:country="MX"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27" style:family="text">
      <style:text-properties fo:color="#000000" style:font-name="Arial1" fo:font-size="8pt" fo:language="es" fo:country="MX" fo:font-weight="bold" officeooo:rsid="001cc335"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28" style:family="text">
      <style:text-properties fo:color="#000000" style:font-name="Arial1"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29" style:family="text">
      <style:text-properties fo:color="#000000" style:font-name="Arial1" fo:font-size="8pt" fo:font-weight="bold" officeooo:rsid="0020aca5" fo:background-color="#ffffff" loext:char-shading-value="0" style:font-name-asian="Times New Roman" style:font-size-asian="8pt" style:language-asian="es" style:country-asian="ES" style:font-weight-asian="bold" style:font-name-complex="Arial2" style:font-size-complex="8pt" style:font-weight-complex="bold"/>
    </style:style>
    <style:style style:name="T30" style:family="text">
      <style:text-properties fo:color="#000000" style:font-name="Arial1" style:text-underline-style="solid" style:text-underline-width="auto" style:text-underline-color="font-color" fo:font-weight="bold" officeooo:rsid="0020aca5" fo:background-color="#ffffff" loext:char-shading-value="0" style:font-name-asian="Times New Roman" style:font-weight-asian="bold" style:font-weight-complex="bold"/>
    </style:style>
    <style:style style:name="T31" style:family="text">
      <style:text-properties fo:color="#000000" style:font-name="Arial Narrow" fo:font-size="9pt" fo:letter-spacing="-0.0043in" fo:language="es" fo:country="MX" fo:font-weight="bold" officeooo:rsid="001640f5" fo:background-color="transparent" loext:char-shading-value="0" style:font-name-asian="Calibri" style:font-size-asian="9pt" style:font-weight-asian="bold" style:font-name-complex="Arial2" style:font-size-complex="9pt" style:font-weight-complex="normal"/>
    </style:style>
    <style:style style:name="T32" style:family="text">
      <style:text-properties fo:color="#000000" style:font-name="Arial Narrow" fo:font-size="9pt" fo:letter-spacing="-0.0043in" fo:language="es" fo:country="MX" fo:font-weight="bold" officeooo:rsid="001640f5" fo:background-color="transparent" loext:char-shading-value="0" style:font-name-asian="Calibri" style:font-size-asian="9pt" style:font-weight-asian="bold" style:font-name-complex="Arial2" style:font-size-complex="9pt" style:font-weight-complex="bold"/>
    </style:style>
    <style:style style:name="T33" style:family="text">
      <style:text-properties fo:color="#000000" style:font-name="Arial Narrow" fo:font-size="8pt" fo:language="es" fo:country="MX"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34" style:family="text">
      <style:text-properties fo:color="#000000" style:font-name="Arial Narrow" fo:font-size="8pt" fo:letter-spacing="-0.0043in" fo:language="es" fo:country="MX"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35" style:family="text">
      <style:text-properties fo:color="#000000" style:font-name="Arial" fo:font-size="9pt" style:text-underline-style="solid" style:text-underline-width="auto" style:text-underline-color="font-color"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36" style:family="text">
      <style:text-properties fo:color="#000000" style:font-name="Arial Narrow1" fo:font-size="8pt" fo:language="es" fo:country="MX" fo:font-weight="bold" officeooo:rsid="0018772a"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37" style:family="text">
      <style:text-properties fo:color="#000000" style:font-name="Arial Narrow1" fo:font-size="8pt" fo:language="es" fo:country="MX" fo:font-weight="bold" officeooo:rsid="001a3ee7"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38" style:family="text">
      <style:text-properties fo:color="#000000" officeooo:rsid="001640f5" fo:background-color="transparent" loext:char-shading-value="0" style:font-name-complex="Arial2"/>
    </style:style>
    <style:style style:name="T39" style:family="text">
      <style:text-properties fo:color="#000000" fo:language="es" fo:country="MX" officeooo:rsid="001640f5" fo:background-color="transparent" loext:char-shading-value="0" style:font-name-complex="Arial2"/>
    </style:style>
    <style:style style:name="T40" style:family="text">
      <style:text-properties fo:color="#000000" fo:font-size="9pt" fo:letter-spacing="-0.0043in" fo:font-weight="bold" officeooo:rsid="001640f5" fo:background-color="transparent" loext:char-shading-value="0" style:font-size-asian="9pt" style:font-weight-asian="bold" style:font-size-complex="9pt" style:font-weight-complex="bold"/>
    </style:style>
    <style:style style:name="T41" style:family="text">
      <style:text-properties fo:color="#595959" style:font-name="Arial Narrow" fo:font-size="8pt" fo:language="es" fo:country="MX" fo:background-color="transparent" loext:char-shading-value="0" style:font-size-asian="8pt" style:font-name-complex="Calibri" style:font-size-complex="8pt"/>
    </style:style>
    <style:style style:name="T42" style:family="text">
      <style:text-properties fo:color="#595959" style:font-name="Arial Narrow" fo:font-size="8pt" fo:language="es" fo:country="MX" fo:background-color="#c0c0c0" loext:char-shading-value="0" style:font-size-asian="8pt" style:font-name-complex="Calibri" style:font-size-complex="8pt"/>
    </style:style>
    <style:style style:name="T43" style:family="text">
      <style:text-properties fo:font-size="6pt" fo:language="es" fo:country="MX" officeooo:rsid="00d936c0" style:font-size-asian="6pt" style:font-size-complex="6pt"/>
    </style:style>
    <style:style style:name="T44" style:family="text">
      <style:text-properties fo:font-size="6pt" fo:language="es" fo:country="MX" fo:background-color="transparent" loext:char-shading-value="0" style:font-size-asian="6pt" style:font-size-complex="6pt"/>
    </style:style>
    <style:style style:name="T45" style:family="text">
      <style:text-properties style:text-underline-style="solid" style:text-underline-width="auto" style:text-underline-color="font-color" fo:font-weight="bold" fo:background-color="#ffffff" loext:char-shading-value="0" style:font-weight-asian="bold" style:font-weight-complex="bold"/>
    </style:style>
    <style:style style:name="T46" style:family="text">
      <style:text-properties style:text-underline-style="solid" style:text-underline-width="auto" style:text-underline-color="font-color" fo:background-color="#ffffff" loext:char-shading-value="0"/>
    </style:style>
    <style:style style:name="T47" style:family="text">
      <style:text-properties style:text-underline-style="none"/>
    </style:style>
    <style:style style:name="T48" style:family="text">
      <style:text-properties style:font-name-complex="Calibri"/>
    </style:style>
    <style:style style:name="T49" style:family="text">
      <style:text-properties style:font-name="Arial1"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50" style:family="text">
      <style:text-properties style:font-name="Arial1" fo:font-size="8pt" fo:language="es" fo:country="MX" fo:font-weight="bold" style:font-name-asian="Times New Roman" style:font-size-asian="8pt" style:font-weight-asian="bold" style:font-name-complex="Arial2" style:font-size-complex="8pt" style:font-weight-complex="bold"/>
    </style:style>
    <style:style style:name="T51" style:family="text">
      <style:text-properties style:font-name="Arial1" fo:font-size="8pt" fo:language="es" fo:country="MX" fo:font-weight="bold" officeooo:rsid="001cc335" fo:background-color="transparent" loext:char-shading-value="0" style:font-name-asian="Times New Roman" style:font-size-asian="8pt" style:font-weight-asian="bold" style:font-name-complex="Arial2" style:font-size-complex="8pt" style:font-weight-complex="bold"/>
    </style:style>
    <style:style style:name="T52" style:family="text">
      <style:text-properties style:font-name="Arial1" fo:font-size="8pt" style:text-underline-style="solid" style:text-underline-width="auto" style:text-underline-color="font-color" fo:font-weight="bold" officeooo:rsid="0020aca5" style:font-name-asian="Times New Roman" style:font-size-asian="8pt" style:language-asian="es" style:country-asian="ES" style:font-weight-asian="bold" style:font-name-complex="Arial2" style:font-size-complex="8pt" style:font-weight-complex="bold"/>
    </style:style>
    <style:style style:name="T53" style:family="text">
      <style:text-properties style:font-name="Arial1" fo:font-size="8pt" fo:letter-spacing="-0.0043in" fo:font-weight="bold" officeooo:rsid="0020aca5" style:font-name-asian="Times New Roman" style:font-size-asian="8pt" style:font-weight-asian="bold" style:font-name-complex="Arial2" style:font-size-complex="8pt" style:font-weight-complex="bold"/>
    </style:style>
    <style:style style:name="T54" style:family="text">
      <style:text-properties style:font-name="Arial1" fo:font-weight="bold" officeooo:rsid="0020aca5" style:font-name-asian="Times New Roman" style:language-asian="es" style:country-asian="ES" style:font-weight-asian="bold" style:font-weight-complex="bold"/>
    </style:style>
    <style:style style:name="T55" style:family="text">
      <style:text-properties fo:background-color="transparent" loext:char-shading-value="0"/>
    </style:style>
    <style:style style:name="T56" style:family="text">
      <style:text-properties fo:background-color="#ffffff" loext:char-shading-value="0"/>
    </style:style>
    <style:style style:name="T57" style:family="text">
      <style:text-properties style:use-window-font-color="true" style:font-name="Arial" fo:font-size="9pt" fo:font-weight="bold" style:font-name-asian="Times New Roman" style:font-size-asian="9pt" style:rfc-language-tag-asian="es-419" style:language-asian="es" style:font-weight-asian="bold" style:font-name-complex="Calibri" style:font-size-complex="9pt" style:font-weight-complex="bold"/>
    </style:style>
    <style:style style:name="T58" style:family="text">
      <style:text-properties style:use-window-font-color="true" style:font-name="Arial" fo:font-size="9pt" fo:font-weight="bold" fo:background-color="#ffffff" loext:char-shading-value="0" style:font-size-asian="9pt" style:font-weight-asian="bold" style:font-size-complex="9pt" style:font-weight-complex="bold"/>
    </style:style>
    <style:style style:name="T59" style:family="text">
      <style:text-properties style:use-window-font-color="true" style:font-name="Arial1"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60" style:family="text">
      <style:text-properties fo:font-weight="bold" style:font-weight-asian="bold" style:font-weight-complex="bold"/>
    </style:style>
    <style:style style:name="T61" style:family="text">
      <style:text-properties style:font-name-complex="Arial2"/>
    </style:style>
    <style:style style:name="T62" style:family="text">
      <style:text-properties fo:font-size="8pt" officeooo:rsid="001640f5" style:font-size-asian="8pt" style:font-name-complex="Calibri" style:font-size-complex="8pt"/>
    </style:style>
    <style:style style:name="T63" style:family="text">
      <style:text-properties officeooo:rsid="001640f5"/>
    </style:style>
    <style:style style:name="T64" style:family="text">
      <style:text-properties fo:font-variant="normal" fo:text-transform="none" fo:color="#000000" fo:letter-spacing="normal" fo:font-style="normal" fo:font-weight="bold" style:font-name-asian="Times New Roman" style:font-weight-asian="bold" style:font-style-complex="italic"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oan_id" text:name="py3o.objects.loan_id"/>
        <text:user-field-decl office:value-type="string" office:string-value="partner_id" text:name="py3o.obj.partner_id.name"/>
        <text:user-field-decl office:value-type="string" office:string-value="proof_2.name" text:name="py3o.objects.proof_2.name"/>
        <text:user-field-decl office:value-type="string" office:string-value="proof_1.name" text:name="py3o.objects.proof_1.name"/>
        <text:user-field-decl office:value-type="string" office:string-value="vat" text:name="py3o.obj.partner_id.vat"/>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email" text:name="py3o.obj.partner_id.email"/>
        <text:user-field-decl office:value-type="string" office:string-value="loan_amount_txt" text:name="py3o.obj.loan_amount_txt"/>
        <text:user-field-decl office:value-type="string" office:string-value="month" text:name="py3o.obj.loan_period.month"/>
        <text:user-field-decl office:value-type="string" office:string-value="repayment_bank_num" text:name="py3o.obj.journal_repayment_id.bank_account_id.acc_number"/>
        <text:user-field-decl office:value-type="string" office:string-value="company_id.acc_clabe" text:name="py3o.obj.journal_repayment_id.bank_account_id.acc_clabe"/>
        <text:user-field-decl office:value-type="string" office:string-value="repayment_bank" text:name="py3o.obj.journal_repayment_id.bank_id.name"/>
        <text:user-field-decl office:value-type="string" office:string-value="int_rate_txt" text:name="py3o.obj.int_rate_txt"/>
        <text:user-field-decl office:value-type="string" office:string-value="user_id.comercial" text:name="py3o.obj.user_id.name"/>
      </text:user-field-decls>
      <text:p text:style-name="P88"><text:a xlink:type="simple" xlink:href="py3o://for=%22obj%20in%20objects%22" text:style-name="Internet_20_link" text:visited-style-name="Visited_20_Internet_20_Link"><text:span text:style-name="T2">for="obj in objects"</text:span></text:a></text:p>
      <text:p text:style-name="P1"><text:a xlink:type="simple" xlink:href="py3o://with=%22lang=obj.partner_id.lang%20or%20'en_US'%22" text:style-name="Internet_20_link" text:visited-style-name="Visited_20_Internet_20_Link"><text:span text:style-name="T1">with="lang=obj.partner_id.lang or 'en_US'"</text:span></text:a></text:p>
      <text:p text:style-name="P4"><text:a xlink:type="simple" xlink:href="py3o://with=%22o=obj.with_context(lang=lang)%22" text:style-name="Internet_20_link" text:visited-style-name="Visited_20_Internet_20_Link"><text:span text:style-name="T7">with="o=obj.with_context(lang=lang)"</text:span></text:a></text:p>
      <text:p text:style-name="P6"><text:span text:style-name="T18">CO</text:span><text:span text:style-name="T19">NTRATO DE APERTURA DE CRÉDITO SIMPLE NÚMERO </text:span><text:span text:style-name="Fuente_20_de_20_párrafo_20_predeter."><text:span text:style-name="T26"><text:user-field-get text:name="py3o.objects.loan_id">loan_id</text:user-field-get></text:span></text:span><text:span text:style-name="T19"><text:s/>QUE CELEBRAN:</text:span></text:p>
      <text:list xml:id="list1048957159" text:style-name="WWNum34">
        <text:list-item>
          <text:p text:style-name="P97"><text:bookmark-start text:name="_Hlk31851732"/><text:span text:style-name="T10">CREDIHOY FINANCIERA, </text:span><text:bookmark-end text:name="_Hlk31851732"/><text:span text:style-name="T10">SOCIEDAD ANÓNIMA DE CAPITAL VARIABLE, SOCIEDAD FINANCIERA DE OBJETO MÚLTIPLE, ENTIDAD NO REGULADA, REPRESENTADA POR SU(S) APODERADO(S) LEGAL(ES), A QUIEN SE LE DENOMINARÁ COMO “ACREDITANTE”;</text:span></text:p>
        </text:list-item>
        <text:list-item>
          <text:p text:style-name="P98"><text:span text:style-name="Fuente_20_de_20_párrafo_20_predeter."><text:span text:style-name="T31"><text:user-field-get text:name="py3o.obj.partner_id.name">partner_id</text:user-field-get></text:span></text:span><text:span text:style-name="T17">, REPRESENTADA POR </text:span><text:span text:style-name="Fuente_20_de_20_párrafo_20_predeter."><text:span text:style-name="T31"><text:user-field-get text:name="py3o.objects.proof_2.name">proof_2.name</text:user-field-get></text:span></text:span><text:span text:style-name="T41">, </text:span><text:span text:style-name="T17">A QUIEN SE DENOMINARÁ COMO “EL ACREDITADO”, y;</text:span></text:p>
        </text:list-item>
        <text:list-item>
          <text:p text:style-name="P98"><text:span text:style-name="Fuente_20_de_20_párrafo_20_predeter."><text:span text:style-name="T32"><text:user-field-get text:name="py3o.objects.proof_1.name">proof_1.name</text:user-field-get></text:span></text:span><text:span text:style-name="T17">, COMO AVAL U OBLIGADO SOLIDARIO, DEL CRÉDITO.</text:span><text:bookmark text:name="_Hlk35343002"/></text:p>
        </text:list-item>
      </text:list>
      <text:p text:style-name="P59"><text:span text:style-name="T10">TODOS LOS ANTERIORES EN FORMA CONJUNTA SERÁN DESIGNADOS COMO “LAS PARTES”, DE CONFORMIDAD CON LAS DECLARACIONES, CONDICIONES Y CLÁUSULAS SIGUIENTES</text:span><text:bookmark text:name="_Hlk35343184"/><text:span text:style-name="T10">:</text:span></text:p>
      <text:p text:style-name="P10"><text:a xlink:type="simple" xlink:href="py3o:///with" text:style-name="Internet_20_link" text:visited-style-name="Visited_20_Internet_20_Link"><text:span text:style-name="T44">/with</text:span></text:a></text:p>
      <text:p text:style-name="P10"><text:a xlink:type="simple" xlink:href="py3o:///with" text:style-name="Internet_20_link" text:visited-style-name="Visited_20_Internet_20_Link"><text:span text:style-name="T44">/with</text:span></text:a></text:p>
      <text:p text:style-name="P37"><text:a xlink:type="simple" xlink:href="py3o:///for" text:style-name="Internet_20_link" text:visited-style-name="Visited_20_Internet_20_Link"><text:span text:style-name="T6">/for</text:span></text:a></text:p>
      <text:section text:style-name="Sect1" text:name="Sección1">
        <text:p text:style-name="P2"><text:a xlink:type="simple" xlink:href="py3o://for=%22obj%20in%20objects%22" text:style-name="Internet_20_link" text:visited-style-name="Visited_20_Internet_20_Link"><text:span text:style-name="T1">for="obj in objects"</text:span></text:a></text:p>
        <text:p text:style-name="P2"><text:a xlink:type="simple" xlink:href="py3o://with=%22lang=obj.partner_id.lang%20or%20'en_US'%22" text:style-name="Internet_20_link" text:visited-style-name="Visited_20_Internet_20_Link"><text:span text:style-name="T1">with="lang=obj.partner_id.lang or 'en_US'"</text:span></text:a></text:p>
        <text:p text:style-name="P5"><text:a xlink:type="simple" xlink:href="py3o://with=%22o=obj.with_context(lang=lang)%22" text:style-name="Internet_20_link" text:visited-style-name="Visited_20_Internet_20_Link"><text:span text:style-name="T43">with="o=obj.with_context(lang=lang)"</text:span></text:a></text:p>
        <text:p text:style-name="P60">ANTECEDENTES</text:p>
        <text:p text:style-name="P64">PRIMERO. Con anterioridad a la celebración del presente contrato, EL ACREDITADO, a través de la Solicitud de Crédito, que formuló y firmó (en lo sucesivo la “Solicitud”) requirió al ACREDITANTE, el otorgamiento de un crédito simple, en moneda nacional (en lo sucesivo el “Cré<text:span text:style-name="T47">dito”).</text:span></text:p>
        <text:p text:style-name="P47">SEGUNDO. EL ACREDITANTE, previa revisión y análisis de la Solicitud realizada por EL ACREDITADO, así como de la demás información y documentación que fuera proporcionada y presentada por éste, autorizó la Solicitud a favor del ACREDITADO.</text:p>
        <text:p text:style-name="P61">DECLARACIONES</text:p>
        <text:p text:style-name="P65">I. DECLARA EL ACREDITANTE, QUE:</text:p>
        <text:list xml:id="list1843101270" text:style-name="WWNum37">
          <text:list-item>
            <text:p text:style-name="P99">Es una sociedad legalmente constituida de conformidad con las leyes de los Estados Unidos Mexicanos, según consta en la Escritura Pública número 23,968, de 16 de agosto de 2019, pasada ante la fe del Lic. Arturo López Corella, Notario Número 14 de Mexicali, Baja California, México, cuyo instrumento consta registrado con Folio Mercantil 2019074742, de fecha 18 de septiembre de 2019, en el Registro Público de Mexicali, Baja California, México.</text:p>
          </text:list-item>
          <text:list-item>
            <text:p text:style-name="P99">Sus representantes legales cuentan con las facultades necesarias para la celebración del presente contrato, las cuales no le han sido revocadas, modificadas ni limitadas en forma alguna.</text:p>
          </text:list-item>
          <text:list-item>
            <text:p text:style-name="P99">Su domicilio para todos los efectos del presente contrato es el ubicado en Blvd. Lázaro Cárdenas 3198, interior 2, Fraccionamiento Villa Verde, C.P. 21395, Mexicali, Baja California.</text:p>
          </text:list-item>
          <text:list-item>
            <text:p text:style-name="P99">Es su deseo otorgar en favor del ACREDITADO un crédito en los términos de las disposiciones contenidas en el presente Contrato.</text:p>
          </text:list-item>
          <text:list-item>
            <text:p text:style-name="P99">Para su constitución y operación con carácter de sociedad financiera de objeto múltiple, entidad no regulada, no requieren autorización de la Secretaría de Hacienda y Crédito Público y únicamente está sujeta a la supervisión de la Comisión Nacional Bancaria y de Valores para efectos del artículo 56 de la Ley General de Organizaciones y Actividades Auxiliares del Crédito. </text:p>
          </text:list-item>
          <text:list-item>
            <text:p text:style-name="P99">Su página de internet es: www.credihoy.mx</text:p>
          </text:list-item>
          <text:list-item>
            <text:p text:style-name="P100">El presente contrato fue debidamente registrado mediante el portal del Registro de Contratos de Adhesión de la Comisión Nacional para Protección y Defensa de<text:span text:style-name="T56"> los Usuarios de Servicios Financieros bajo el número: </text:span><text:span text:style-name="T64">15378-439-033020/01-01538-0420.</text:span></text:p>
          </text:list-item>
        </text:list>
        <text:p text:style-name="P74"/>
        <text:p text:style-name="P74">II. DECLARA EL ACREDITADO, QUE:</text:p>
        <text:list xml:id="list2323124324" text:style-name="WWNum10">
          <text:list-item>
            <text:p text:style-name="P89">Es una sociedad mercantil debidamente constituida y válidamente existente</text:p>
            <text:p text:style-name="P93"><text:span text:style-name="T17">de conformidad con las leyes de los Estados Unidos Mexicanos, según consta en el Testimonio del Instrumento Público No. </text:span><text:span text:style-name="Fuente_20_de_20_párrafo_20_predeter."><text:span text:style-name="T33"><text:user-field-get text:name="py3o.objects.partner_id.com_no_instrumento_pub">numero_instrumento</text:user-field-get></text:span></text:span><text:span text:style-name="T17"><text:s/>de fecha </text:span><text:span text:style-name="Fuente_20_de_20_párrafo_20_predeter."><text:span text:style-name="T33"><text:user-field-get text:name="py3o.objects.partner_id.com_fecha_instrumento_pub">fecha_instrumento</text:user-field-get></text:span></text:span><text:span text:style-name="T17">, otorgado ante la fe del Notario/Corredor </text:span><text:span text:style-name="Fuente_20_de_20_párrafo_20_predeter."><text:span text:style-name="T33"><text:user-field-get text:name="py3o.objects.partner_id.com_lic_nombre">nombre_lic</text:user-field-get></text:span></text:span><text:span text:style-name="T17">, Titular de la Notaría Pública No. </text:span><text:span text:style-name="Fuente_20_de_20_párrafo_20_predeter."><text:span text:style-name="T33"><text:user-field-get text:name="py3o.objects.partner_id.com_no_nota_pub">no_notaria</text:user-field-get></text:span></text:span><text:span text:style-name="T17"><text:s/>de </text:span><text:span text:style-name="Fuente_20_de_20_párrafo_20_predeter."><text:span text:style-name="T33"><text:user-field-get text:name="py3o.objects.partner_id.com_not_pub_state_id.name">not_pub_state</text:user-field-get></text:span></text:span><text:span text:style-name="T17">; e inscrita en el Registro Público de Comercio de </text:span><text:span text:style-name="Fuente_20_de_20_párrafo_20_predeter."><text:span text:style-name="T33"><text:user-field-get text:name="py3o.objects.partner_id.com_reg_pub_state_id.name">reg_pub_state</text:user-field-get></text:span></text:span><text:span text:style-name="T17">.</text:span></text:p>
          </text:list-item>
          <text:list-item>
            <text:p text:style-name="P91">Su representante legal cuenta con los poderes suficientes para representarla, mismos que no le han sido revocadas, limitadas o modificadas de forma alguna a la fecha de celebración del presente Contrato.</text:p>
          </text:list-item>
          <text:list-item>
            <text:p text:style-name="P95"><text:span text:style-name="T48">Su clave del Registro Federal de Contribuyentes es </text:span><text:span text:style-name="T54"><text:user-field-get text:name="py3o.obj.partner_id.vat">vat</text:user-field-get></text:span><text:span text:style-name="T48">.</text:span></text:p>
          </text:list-item>
        </text:list>
        <text:p text:style-name="P43"/>
        <text:list xml:id="list144355577565402" text:continue-numbering="true" text:style-name="WWNum10">
          <text:list-item>
            <text:p text:style-name="P91">Cuenta con los recursos económicos necesarios y suficientes para hacer <text:span text:style-name="T55">frente y cumplir con cualquier obligación emanada del presente Contrato, y que la procedencia de los recursos con los cuales liquidará sus obligaciones es de origen lícito.</text:span></text:p>
            <text:p text:style-name="P90"/>
          </text:list-item>
          <text:list-item>
            <text:p text:style-name="P94"><text:span text:style-name="T10">Para los efectos del presente contrato señala como su domicilio el ubicado en: </text:span><text:span text:style-name="T29"><text:user-field-get text:name="py3o.objects.partner_id.street">partner_id.street</text:user-field-get></text:span><text:span text:style-name="T29"><text:s/></text:span><text:span text:style-name="T29"><text:user-field-get text:name="py3o.objects.partner_id.colonia_id.name">colonia_id</text:user-field-get></text:span><text:span text:style-name="T29"><text:s/></text:span><text:span text:style-name="T29"><text:user-field-get text:name="py3o.objects.partner_id.municipio_id.name">municipio_id</text:user-field-get></text:span><text:span text:style-name="T29"><text:s/>C.P. </text:span><text:span text:style-name="T29"><text:user-field-get text:name="py3o.objects.partner_id.zip_id.name">zip_id</text:user-field-get></text:span><text:span text:style-name="T29"><text:s/></text:span><text:span text:style-name="T29"><text:user-field-get text:name="py3o.objects.partner_id.state_id.name">partner_id.state_id</text:user-field-get></text:span><text:span text:style-name="T29">.</text:span></text:p>
          </text:list-item>
          <text:list-item>
            <text:p text:style-name="P90">Previo a la celebración del presente Contrato, tuvo a su disposición el Aviso de Privacidad del ACREDITANTE</text:p>
          </text:list-item>
          <text:list-item>
            <text:p text:style-name="P90">No tiene conocimiento de que, con anterioridad a la celebración de este CONTRATO, exista o esté pendiente; obligación, acto o procedimiento entablado en su contra ante un tribunal, agencia del gobierno o árbitro, que pudiera afectar su condición financiera u operaciones, o la legalidad, validez y exigibilidad de este CONTRATO.</text:p>
          </text:list-item>
          <text:list-item>
            <text:p text:style-name="P91">Ha obtenido todos los acuerdos y autorizaciones corporativas y todos los permisos y llenado todos los requisitos exigidos por las leyes aplicables y autoridades competentes para celebrar el presente CONTRATO y dar cumplimiento a las obligaciones aquí contraídas.</text:p>
          </text:list-item>
          <text:list-item>
            <text:p text:style-name="P91">No es parte de contrato o convenio, ni está sujeta a restricción alguna que, de manera adversa o materialmente, afecte sus negocios, propiedades o su condición financiera y/o económica.</text:p>
          </text:list-item>
          <text:list-item>
            <text:p text:style-name="P91">Es su deseo celebrar el presente Contrato en los términos y condiciones del mismo con el ACREDITADO, a efecto de obtener el crédito.</text:p>
          </text:list-item>
          <text:list-item>
            <text:p text:style-name="P91">Que le fue informado el costo anual total del contrato.</text:p>
          </text:list-item>
          <text:list-item>
            <text:p text:style-name="P91">EL ACREEDOR explicó a EL ACREDITADO, la Información del Crédito y, por lo tanto, el contenido, alcance y efectos del Contrato, mismos que son de la comprensión de este.</text:p>
          </text:list-item>
          <text:list-item>
            <text:p text:style-name="P92">Ha solicitado al ACREDITANTE un crédito, que se otorga en términos de las disposiciones contenidas en el apartado de CLÁUSULAS de este contrato, para el destino que se establece en el ANEXO A CARÁTULA del presente contrato que forma parte integral de éste.</text:p>
          </text:list-item>
        </text:list>
        <text:p text:style-name="P57"/>
        <text:p text:style-name="P57">III. DECLARA, EL OBLIGADO SOLIDARIO y AVAL bajo protesta de decir verdad que: </text:p>
        <text:list xml:id="list3810628971" text:style-name="WWNum35">
          <text:list-item>
            <text:p text:style-name="P103">Es mexicano por nacimiento, mayor de edad, con plena capacidad de goce y de ejercicio y con capacidad de entender, por lo que puede comprometerse en los <text:span text:style-name="T55">términos del presente Contrato.</text:span></text:p>
          </text:list-item>
          <text:list-item>
            <text:p text:style-name="P104">No tiene impedimento legal alguno que constituya un obstáculo para la celebración de este Contrato.</text:p>
          </text:list-item>
          <text:list-item>
            <text:p text:style-name="P104">Estar plenamente consciente de los derechos y obligaciones que por este medio contrae como obligado solidario, así como de los términos y las condiciones estipuladas en el presente contrato.</text:p>
          </text:list-item>
          <text:list-item>
            <text:p text:style-name="P113"><text:span text:style-name="T14">Para los efectos del presente contrato señala como su domicilio el ubicado en: </text:span><text:span text:style-name="T28"><text:user-field-get text:name="py3o.objects.partner_id.street">partner_id.street</text:user-field-get></text:span><text:span text:style-name="T49"><text:s/></text:span><text:bookmark-start text:name="_Hlk37841942"/><text:span text:style-name="T49"><text:s/></text:span><text:bookmark-end text:name="_Hlk37841942"/><text:span text:style-name="T28"><text:user-field-get text:name="py3o.objects.partner_id.colonia_id.name">colonia_id</text:user-field-get></text:span><text:span text:style-name="T28"><text:s/></text:span><text:span text:style-name="T28"><text:user-field-get text:name="py3o.objects.partner_id.municipio_id.name">municipio_id</text:user-field-get></text:span><text:span text:style-name="T28"><text:s/>C.P. </text:span><text:span text:style-name="T28"><text:user-field-get text:name="py3o.objects.partner_id.zip_id.name">zip_id</text:user-field-get></text:span><text:span text:style-name="T28"><text:s/></text:span><text:span text:style-name="T28"><text:user-field-get text:name="py3o.objects.partner_id.state_id.name">partner_id.state_id</text:user-field-get></text:span></text:p>
          </text:list-item>
          <text:list-item>
            <text:p text:style-name="P114"><text:span text:style-name="T14">Señala como su correo electrónico para efectos del contrato el siguiente </text:span><text:span text:style-name="T49"><text:user-field-get text:name="py3o.obj.partner_id.email">email</text:user-field-get></text:span><text:span text:style-name="T14">.</text:span></text:p>
          </text:list-item>
          <text:list-item>
            <text:p text:style-name="P103">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103">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105">Que le fue informado el costo anual total del contrato.</text:p>
          </text:list-item>
        </text:list>
        <text:p text:style-name="P62"><text:soft-page-break/>DEFINICIONES</text:p>
        <text:p text:style-name="P66">Para efectos del presente Contrato, se entiende por:</text:p>
        <text:list xml:id="list4178332288" text:style-name="WWNum40">
          <text:list-item>
            <text:p text:style-name="P107">CARÁTULA DEL CRÉDITO.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EL ACREDITANTE. En adelante a dicho documento se le denominará CARÁTULA DE CRÉDITO.</text:p>
          </text:list-item>
          <text:list-item>
            <text:p text:style-name="P107">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107">CRÉDITO. El monto que EL ACREDITADO disponga en los términos de este contrato será destinado para lo que se establezca en la carátula del presente contrato.</text:p>
          </text:list-item>
          <text:list-item>
            <text:p text:style-name="P107">ACCESORIOS. Cualquiera de las prestaciones, gastos, primas de seguros y/o demás erogaciones en que incurra EL ACREDITADO con relación a este contrato.</text:p>
          </text:list-item>
          <text:list-item>
            <text:p text:style-name="P107">FECHA LÍMITE DE PAGO. Día Hábil en que EL ACREDITADO deberá pagar al ACREDITANTE la respectiva Parcialidad. En caso de que alguna Fecha Límite de Pago sea Día Inhábil, el pago de la respectiva Parcialidad, deberá efectuarse el Día Hábil inmediato siguiente, sin cargo alguno o cobro de intereses moratorios. el cual podrá consultar en su en la “TABLA DE AMORTIZACIÓN”.</text:p>
          </text:list-item>
          <text:list-item>
            <text:p text:style-name="P107">CAT. Costo Anual Total de financiamiento expresado en términos porcentuales anuales que, para fines informativos y de comparación, incorpora la totalidad de los costos y gastos inherentes a los créditos. </text:p>
          </text:list-item>
          <text:list-item>
            <text:p text:style-name="P107">CAPACIDAD DE PAGO. Monto máximo de liquidez mensual del ACREDITADO tomando como base su ingreso bruto mensual menos los compromisos financieros de acuerdo con las políticas de crédito establecidas por EL ACREDITANTE.</text:p>
          </text:list-item>
          <text:list-item>
            <text:p text:style-name="P107">CONDUSEF. Comisión Nacional para la Protección y Defensa de los Usuarios de los Servicios financieros.</text:p>
          </text:list-item>
          <text:list-item>
            <text:p text:style-name="P107">SOLICITUD DE CRÉDITO. Es el documento generado por EL ACREDITANTE y firmado por EL ACREDITADO Y EL AVALISTA U OBLIGADO SOLIDARIO que contiene sus datos de identificación personal, laboral y financiera con la finalidad de que EL ACREDITANTE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p>
          </text:list-item>
          <text:list-item>
            <text:p text:style-name="P107">TABLA DE AMORTIZACIÓN. Documento que es firmado simultáneamente a la suscripción del presente contrato tanto por el representante del ACREDITANTE y EL ACREDITADO que, por así convenirlo todos los suscriptores, forma parte integral de este contrato, en la cual se hace constar, con fines netamente informativos, <text:s/>el monto y fecha del capital dispuesto, así como la fecha, los montos y el concepto de cada uno de los pagos que deba de realizar EL ACREDITADO a favor del ACREDITANTE, dentro de los cuales desde luego deberá incluirse los abonos a capital, el pago de los intereses ordinarios, el cálculo de los intereses moratorios, el monto del cargo de los seguros contratados, y demás accesorios que deban causarse con motivo de la disposición del crédito aquí documentado. Dicho documento se entrega al ACREDITADO al momento de la firma del presente Contrato.</text:p>
          </text:list-item>
          <text:list-item>
            <text:p text:style-name="P112">IMPORTE DEL CRÉDITO. Monto indicado en la Carátula que, respecto del Crédito y, conforme al Contrato, será otorgado a EL ACREDITADO por EL ACREDITANTE.</text:p>
          </text:list-item>
          <text:list-item>
            <text:p text:style-name="P112">IMPORTE TOTAL DEL CRÉDITO. El Importe Total del Crédito será el importe que EL ACREDITADO debe pagar al ACREDITANTE a través de las Parcialidades. El Importe Total del Crédito se indica en la Carátula.</text:p>
          </text:list-item>
          <text:list-item>
            <text:p text:style-name="P106">PAGO ADELANTADO. Al pago parcial o total, que aún no es exigible, aplicado a cubrir pagos periódicos del crédito respectivo, inmediatos siguientes.</text:p>
          </text:list-item>
          <text:list-item>
            <text:p text:style-name="P112">PAGO ANTICIPADO. Al pago parcial o total del Saldo Insoluto de un crédito, antes de la fecha en que sea exigible.</text:p>
          </text:list-item>
          <text:list-item>
            <text:p text:style-name="P116"><text:span text:style-name="T15">PARCIALIDADES. Son los importes que EL ACREDITADO deberá pagar al ACREDITANTE, para el efecto que sea pagado, en su totalidad, el Importe Total del Crédito. El número de parcialidades, periodicidad de pago e importe de cada una de las Parcialidades, que se indican en la Carátula.</text:span><text:span text:style-name="T11"> </text:span></text:p>
          </text:list-item>
        </text:list>
        <text:p text:style-name="P54"/>
        <text:p text:style-name="P54">Así mismo, las PARTES determinan que: (i) el Importe del Crédito; (ii) el Importe Total del Crédito; (iii) la Tasa de Interés Ordinaria del Crédito; (iv) las Parcialidades; y (v) la Tasa de Interés Moratoria; establecidos en la Carátula, serán integrantes de la Información del Crédito y, por lo tanto, aplicables y relativos al Crédito.</text:p>
        <text:p text:style-name="P48">Expuesto los ANTECEDENTES, DECLARACIONES y DEFINICIONES anteriores, las PARTES otorgan y se sujetan a las siguientes:</text:p>
        <text:p text:style-name="P63">CLÁUSULAS</text:p>
        <text:p text:style-name="P78"><text:span text:style-name="T9">PRIMERA. INFORMACIÓN DEL CRÉDITO</text:span><text:span text:style-name="T15">. Las PARTES determinan que, para efectos del presente Contrato, la Información del Crédito se encuentra establecida, en l</text:span><text:span text:style-name="T13">o conducente, en la Carátula. Los importes que se detallan en la Carátula se expresan en pesos, moneda nacional o dólares americanos según lo pactado por las partes. Así mismo el ACREDITANTE hace entrega al ACREDITADO, al momento de firmar este Contrato la TABLA DE AMORTIZACIÓN del crédito. El presente contrato no prevé comisión alguna a cargo de las partes, y no podrán generarse nuevas comisiones, ni incrementar el monto de la tasa de interés pactada inicialmente durante la vigencia del contrato, salvo reestructura precio consentimiento expreso del ACREDITADO.</text:span></text:p>
        <text:p text:style-name="P84"><text:span text:style-name="T9">SEGUNDA. OBJETO. </text:span><text:span text:style-name="T15">Con sujeción a los términos del presente contrato, EL ACREDITANTE apertura en este acto en favor del ACREDITADO un Crédito bajo la forma de Crédito Simple por la cantidad de $</text:span><text:span text:style-name="T59"><text:text-input text:description="py3o://function=&quot;o_format_lang(o.loan_amount,lang_code=lang)&quot;">[loan_amount]</text:text-input></text:span><text:span text:style-name="T57"> <text:s/></text:span><text:span text:style-name="T15">(</text:span><text:span text:style-name="T52"><text:user-field-get text:name="py3o.obj.loan_amount_txt">loan_amount_txt</text:user-field-get></text:span><text:span text:style-name="T15">), bajo el rubro “Monto del Crédito”.</text:span></text:p>
        <text:p text:style-name="P75">En el Monto del Crédito no quedan comprendidos intereses, gastos y demás accesorios financieros.</text:p>
        <text:p text:style-name="P84"><text:span text:style-name="T9">TERCERA. COSTO ANUAL TOTAL</text:span><text:span text:style-name="T15">.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text:span></text:p>
        <text:p text:style-name="P41"><text:span text:style-name="T56">Queda expresamente entendido y acordado por las PARTE</text:span>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ACREDITANTE. </text:p>
        <text:p text:style-name="P41"/>
        <text:p text:style-name="P12">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2"/>
        <text:p text:style-name="P79"><text:span text:style-name="T9">CUARTA. DESTINO DEL CRÉDITO. </text:span><text:span text:style-name="T15">EL ACREDITADO invertirá el dispondrá del Crédito para los fines establecidos en la Solicitud de Crédito y Formato de Identificación y Conocimiento del Cliente, formulada y firmada previo al otorgamiento del crédito.</text:span></text:p>
        <text:p text:style-name="P67">EL ACREDITADO expone que el destino del Importe del Crédito es y será lícito.</text:p>
        <text:p text:style-name="P49"><text:span text:style-name="T60">QUINTA. DISPOSICIÓN DEL IMPORTE DEL CRÉDITO</text:span>. LAS PARTES acuerdan que la totalidad del Crédito se hará en una sola disposición, mediante trasferencia electrónica a la cuenta que EL ACREDITADO proporcione, dentro de un plazo que no excederá de los 30 (treinta) días naturales, contados a partir de la fecha de firma de este contrato. El derecho para disponer del Crédito por parte del ACREDITADO estará sujeto a la suscripción y entrega del pagaré mencionado en este contrato.</text:p>
        <text:p text:style-name="P77"><text:soft-page-break/><text:span text:style-name="T20">SEXTA. PLAZO DEL CRÉDITO. </text:span><text:span text:style-name="T21">El plazo del CRÉDITO es de </text:span><text:span text:style-name="Fuente_20_de_20_párrafo_20_predeter."><text:span text:style-name="T27"><text:user-field-get text:name="py3o.obj.loan_period.month">month</text:user-field-get></text:span></text:span><text:span text:style-name="T36"><text:s/></text:span><text:span text:style-name="T37">Meses</text:span><text:span text:style-name="T21"> (“plazo del crédito”), mismo que empezará a contarse a partir de la fecha de disposición del CRÉDITO.</text:span></text:p>
        <text:p text:style-name="P79"><text:span text:style-name="T9">SEPTIMA. FECHAS Y MEDIOS DE PAGO.</text:span><text:span text:style-name="T15"> EL ACREDITADO se obliga a pagar al ACREDITANTE el importe del crédito e intereses conforme a lo pactado en el contrato.</text:span></text:p>
        <text:p text:style-name="P67">El pago se realizará de acuerdo con las fechas, periodos y montos establecidos en la “TABLA DE AMORTIZACION”.</text:p>
        <text:p text:style-name="P67">Los pagos se realizarán en fecha, periodo y montos establecidos, independientemente de los abonos voluntarios que realice EL ACREDITADO, de acuerdo con el tipo de moneda nacional o extranjera (dólares americanos, al tipo de cambio vigente a la fecha de pago).</text:p>
        <text:p text:style-name="P77"><text:span text:style-name="T21">Todos los pagos que deba efectuar EL ACREDITADO en favor del ACREDITANTE, se llevarán a cabo sin necesidad de previo requerimiento, </text:span><text:span text:style-name="T22">por depósito o transferencia en la cuenta bancaria número </text:span><text:span text:style-name="Fuente_20_de_20_párrafo_20_predeter."><text:span text:style-name="T50"><text:user-field-get text:name="py3o.obj.journal_repayment_id.bank_account_id.acc_number">repayment_bank_num</text:user-field-get></text:span></text:span><text:span text:style-name="Fuente_20_de_20_párrafo_20_predeter."><text:span text:style-name="T50">,</text:span></text:span><text:span text:style-name="T22"> CLABE </text:span><text:span text:style-name="Fuente_20_de_20_párrafo_20_predeter."><text:span text:style-name="T51"><text:user-field-get text:name="py3o.obj.journal_repayment_id.bank_account_id.acc_clabe">company_id.acc_clabe</text:user-field-get></text:span></text:span><text:span text:style-name="Fuente_20_de_20_párrafo_20_predeter."><text:span text:style-name="T3"><text:s/></text:span></text:span><text:span text:style-name="T22">abierta en la Institución de Crédito </text:span><text:span text:style-name="Fuente_20_de_20_párrafo_20_predeter."><text:span text:style-name="T50"><text:user-field-get text:name="py3o.obj.journal_repayment_id.bank_id.name">repayment_bank</text:user-field-get></text:span></text:span><text:span text:style-name="Fuente_20_de_20_párrafo_20_predeter."><text:span text:style-name="T50">,</text:span></text:span><text:span text:style-name="T22"> abierta a favor del ACREDITANTE</text:span><text:span text:style-name="T21">. </text:span></text:p>
        <text:p text:style-name="P67">Cuando la fecha de pago corresponda a un día inhábil, ésta se recorrerá al día hábil siguiente, sin que proceda el cobro de Comisiones o intereses moratorios.</text:p>
        <text:p text:style-name="P80"><text:span text:style-name="T9">OCTAVA. FECHA DE ACREDITACIÓN</text:span><text:span text:style-name="T15">. Cualquier pago que, en términos del Contrato, sea realizado por EL ACREDITADO o por cuenta de éste, se acreditará de acuerdo con el medio de pago que se utilice en cada caso: </text:span></text:p>
        <text:list xml:id="list2323987006" text:style-name="WWNum41">
          <text:list-item>
            <text:p text:style-name="P108">Depósito en efectivo: Se acreditará el mismo día. </text:p>
          </text:list-item>
          <text:list-item>
            <text:p text:style-name="P108">Cheque del mismo banco depositado en la cuenta especificada: Se acreditará el mismo día. </text:p>
          </text:list-item>
          <text:list-item>
            <text:p text:style-name="P108">Cheque de otro banco depositado en la cuenta especificada: Se acreditará al día hábil siguiente. </text:p>
          </text:list-item>
          <text:list-item>
            <text:p text:style-name="P108">Domiciliación: Se acreditará en la fecha que se acuerde con EL ACREDITANTE o en la fecha límite del pago del crédito. </text:p>
          </text:list-item>
          <text:list-item>
            <text:p text:style-name="P108">Sistema de pagos electrónicos interbancarios: Se acreditará el mismo día mientras se haya realizado dentro del horario especificado por la banca electrónica, de lo contrario se acreditará al día hábil siguiente.</text:p>
          </text:list-item>
        </text:list>
        <text:p text:style-name="P50"><text:span text:style-name="T60">NOVENA. PRELACIÓN DE PAGOS. </text:span>Cualquier pago que, en términos del Contrato, sea realizado por EL ACREDITADO o por cuenta de éste, será aplicado por EL ACREDITANTE, para cubrir los siguientes conceptos en el orden que se enlistan: i) intereses moratorios, ii) intereses ordinarios; iii) al saldo insoluto.</text:p>
        <text:p text:style-name="P50"><text:span text:style-name="T60">NOVENA. PRELACIÓN DE PAGOS. </text:span>Cualquier pago que, en términos del Contrato, sea realizado por EL ACREDITADO o por cuenta de éste, será aplicado por EL ACREDITANTE, para cubrir los siguientes conceptos en el orden que se enlistan: i) intereses moratorios, ii) intereses ordinarios; iii) al saldo insoluto.</text:p>
        <text:p text:style-name="P80"><text:span text:style-name="T9">DÉCIMA. PAGOS ADELANTADOS Y ANTICIPADOS</text:span><text:span text:style-name="T15">. </text:span></text:p>
        <text:list xml:id="list27200833" text:style-name="WWNum26">
          <text:list-item>
            <text:p text:style-name="P117"><text:span text:style-name="T9">Pago adelantado.</text:span><text:span text:style-name="T15"> Cuando EL ACREDITADO lo solicite, podrá realizar pagos que aún no sean exigibles, con el fin de aplicarlos a cubrir pagos periódicos inmediatos siguientes. Cuando el importe del pago sea superior al que deba cubrirse en un periodo, EL ACREDITANTE podrá aplicar el diferencial para cubrir pagos periódicos del financiamiento inmediatos siguientes, previa autorización del ACREDITADO,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56"/>
        <text:p text:style-name="P56">Cuando EL ACREDITANTE reciba el pago aun no exigible del Periodo o importes inferiores, no será necesario el escrito mencionado en el párrafo anterior.</text:p>
        <text:p text:style-name="P68">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EL ACREDITADO en forma consecutiva e ininterrumpida.</text:p>
        <text:list xml:id="list144354167086286" text:continue-numbering="true" text:style-name="WWNum26">
          <text:list-item>
            <text:p text:style-name="P115"><text:span text:style-name="T9">Pago Anticipado.</text:span><text:span text:style-name="T15"> Cuando EL ACREDITADO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68">Cuando EL ACREDITADO solicite efectuar pagos anticipados, EL ACREDITANTE le informará el Saldo Insoluto, debiendo proporcionar dicha información por escrito de forma física o electrónica, si el pago anticipado se efectúa en alguna de sus sucursales o por cualquier otro medio que se pacte cuando el pago se realice fuera de sucursal.</text:p>
        <text:p text:style-name="P68">EL ACREDITANTE aplicará los pagos anticipados en forma exclusiva al Saldo Insoluto del capital del financiamiento otorgado. Cuando el importe de los pagos anticipados no fuere suficiente para amortizar el saldo insoluto en su totalidad, EL ACREDITANTE reducirá el monto de los pagos periódicos pendientes, salvo cuando se pacte con EL ACREDITADO que se disminuya el número de pagos a realizar. En ambos supuestos EL ACREDITANTE deberá calcular el importe de los intereses por devengar, con base en el nuevo Saldo Insoluto.</text:p>
        <text:list xml:id="list144354468027242" text:continue-numbering="true" text:style-name="WWNum26">
          <text:list-item>
            <text:p text:style-name="P118">Respecto a los pagos que se realicen antes de la fecha en que sean exigibles respecto del financiamiento objeto de este instrumento, se considerará como pagos anticipados y no adelantados.</text:p>
          </text:list-item>
        </text:list>
        <text:p text:style-name="P68">Los pagos adelantados o anticipados que realice EL ACREDITADO, se verán reflejados en el estado de cuenta siguiente a la fecha en que el cliente realice cualquiera de dichos pagos, el cual, para efectos de este contrato, hará las veces de comprobante de pago.</text:p>
        <text:p text:style-name="P68">En el caso de pagos anticipados por un importe igual al saldo de capital, se entregará a EL ACREDITADO el finiquito y demás documentación que corresponda. </text:p>
        <text:p text:style-name="P50">Por lo tanto, EL ACREDITANTE podrá dar por terminado el contrato el día hábil siguiente a aquél en que reciban la solicitud por escrito de que no existen adeudos pendientes a cargo del ACREDITADO. De lo contrario, la EL ACREDITANTE, a más tardar el día hábil siguiente al de la recepción de la referida solicitud, comunicará por escrito a EL ACREDITADO el importe de los adeudos y dentro de los cinco días hábiles siguientes a su solicitud pondrá a su disposición dicho dato, y una vez liquidados los adeudos se dará por terminado el presente contrato. En los mismos términos EL ACREDITANTE deberá entregar el saldo, en su caso, en la fecha en que se dé por terminada la operación; y asimismo deberá poner a disposición del ACREDITADO,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EL ACREDITANTE deberá reportar a las sociedades de información crediticia que la cuenta está cerrada sin adeudo alguno dentro del plazo que para tales efectos señala la Ley para Regular las Sociedades de Información Crediticia.</text:p>
        <text:p text:style-name="P69">EL ACREDITADO no tendrá derecho a ninguna bonificación por los Pagos adelantados y/o por los Pagos Anticipados que realicen.</text:p>
        <text:p text:style-name="P42"><text:span text:style-name="T60">DÉCIMA PRIMERA. INTERESES ORDINARIOS. </text:span>EL ACREDITADO se obliga a pagar al ACREDITANTE, duran<text:span text:style-name="T56">te la vigencia del presente contrato, INTERESES ORDINARIOS sobre el saldo insoluto del CRÉDITO, que se calcularán </text:span><text:span text:style-name="T46">razón de una tasa de interés anual ordinaria fija del </text:span><text:span text:style-name="T58"><text:text-input text:description="py3o://function=&quot;o_format_lang(o.int_rate,lang_code=lang)&quot;">[int_rate]</text:text-input></text:span><text:span text:style-name="T45">% </text:span><text:span text:style-name="T46">(</text:span><text:span text:style-name="T30"><text:user-field-get text:name="py3o.obj.int_rate_txt">int_rate_txt</text:user-field-get></text:span><text:span text:style-name="T46">),</text:span><text:span text:style-name="T56"> (para efectos del contrato “tasa de interés ordinaria”) siguiendo el método de cálculo siguiente:</text:span><text:span text:style-name="T46"> </text:span></text:p>
        <text:p text:style-name="P44"/>
        <text:p text:style-name="P13">EL ACREDITADO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EL ACREDITADO en la fecha de <text:soft-page-break/>pago que corresponda de acuerdo con el Estado de Cuenta o la “TABLA DE AMORTIZACIÓN”.</text:p>
        <text:p text:style-name="P13"/>
        <text:p text:style-name="P55">El pago de intereses no podrá ser exigido por adelantado, sino únicamente por periodos vencidos.</text:p>
        <text:p text:style-name="P27"><text:span text:style-name="T16">TASA DE INTERÉS MORATORIA. Es el porcentaje determinado en la Carátula, resultado de multiplicar por 2 (DOS), la tasa de interés ordinaria descrita en el inciso que antecede, </text:span><text:span text:style-name="T11">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text:span></text:p>
        <text:p text:style-name="P13"/>
        <text:p text:style-name="P27"><text:span text:style-name="T9">DÉCIMA SEGUNDA. INTERESES MORATORIOS</text:span><text:span text:style-name="T15">. EL ACREDITADO se obliga a pagar al ACREDITANTE, durante la vigencia del presente contrato, INTERESES MORATORIOS a partir del incumplimiento de pago del a </text:span><text:span text:style-name="T23">razón de una tasa de interés moratoria anual simple del </text:span><text:span text:style-name="T35"><text:text-input text:description="py3o://function=&quot;o_format_lang(o.late_fee_perc,lang_code=lang)&quot;">[late_fee_perc]</text:text-input></text:span><text:span text:style-name="T24">% </text:span><text:span text:style-name="T23">(por ciento)</text:span><text:span text:style-name="T15"> (para efectos del contrato “tasa de interés moratoria”).</text:span><text:span text:style-name="T23"> </text:span></text:p>
        <text:p text:style-name="P13"/>
        <text:p text:style-name="P13">En caso de falta de pago en la(s) fecha(s) establecida(s) en la “TABLA DE AMORTIZACIÓN” de cualquier cantidad(es) que deba(n) ser pagada(s) por EL ACREDITADO de conformidad con el contrato, éste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 </text:p>
        <text:p text:style-name="P13"/>
        <text:p text:style-name="P13">En la fecha en que el Crédito sea considerado Vencido para Efectos Contables o bien cuando sea exigible el pago total anticipado del mismo, EL ACREDITADO pagará intereses moratorios sobre el saldo insoluto del Crédito, hasta en tanto no cubra la totalidad del saldo insoluto, aplicándose la tasa moratoria descrita en el párrafo anterior, durante el periodo en que subsista la mora </text:p>
        <text:p text:style-name="P13"/>
        <text:p text:style-name="P44">Por ningún motivo se podrán cobrar los intereses ordinarios y/o moratorios por adelantado. </text:p>
        <text:p text:style-name="P44"/>
        <text:p text:style-name="P51"><text:span text:style-name="T60">DÉCIMA TERCERA. EFECTOS DEL CUMPLIMIENTO DEL CONTRATO</text:span>. En caso de que el Crédito, sea pagado en los términos del Contrato, se dará por terminado el mismo y, por lo tanto, EL ACREDITANTE procederá a la entrega a favor del ACREDITADO el Pagaré y, en su caso, de los importes pagados en demasía por EL ACREDITADO, en el domicilio del ACREDITANTE y, dentro de los 30 Días Hábiles siguientes al Día Hábil en que se verifique el pago del Crédito. El acuse de recibo que, por su entrega, emita EL ACREDITADO, se refutará como la recepción, por EL ACREDITADO y, a su entera satisfacción, del Pagaré y de los importes pagados en demasía por EL ACREDITADO. Además, será publicado, dentro del plazo indicado en la presente CLÁUSULA, un estado de cuenta que establezca: </text:p>
        <text:list xml:id="list2577886473" text:style-name="WWNum28">
          <text:list-item>
            <text:p text:style-name="P109">La finalización de la relación contractual; </text:p>
          </text:list-item>
          <text:list-item>
            <text:p text:style-name="P109">La cancelación de los derechos y obligaciones derivados del Contrato; y, </text:p>
          </text:list-item>
          <text:list-item>
            <text:p text:style-name="P109">La inexistencia de adeudos entre las PARTES.</text:p>
          </text:list-item>
        </text:list>
        <text:p text:style-name="P51">En caso de que EL ACREDITADO no solicite al ACREDITANTE la terminación anticipada del contrato y realice el pago de la totalidad del crédito otorgado,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81"><text:span text:style-name="T9">DÉCIMA CUARTA</text:span><text:span text:style-name="T15">. </text:span><text:span text:style-name="T9">AUTORIZACIÓN DEL ACREDITADO PARA REVISAR REPORTE DE CRÉDITO.</text:span></text:p>
        <text:p text:style-name="P70">EL ACREDITADO autorizó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p>
        <text:p text:style-name="P81"><text:span text:style-name="T9">DÉCIMA QUINTA. TÍTULO EJECUTIVO</text:span><text:span text:style-name="T15">. El Contrato y el estado de cuenta que certifique el contador del ACREDITANTE,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81"><text:span text:style-name="T9">DÉCIMA SEXTA. GARANTÍA</text:span><text:span text:style-name="T15">. <text:s/>EL ACREDITADO, en este acto, suscribe a su cargo y a favor del ACREDITANTE, un pagaré cuyo importe asciende al Importe del monto otorgado; asimismo, las partes manifiestan que pactan la tasa de interés mencionada en la carátula del crédito anexa al presente instrumento; y, el que a su vez, documenta la disposición que realice o realiza EL ACREDITADO sobre el Importe del Crédito (en lo sucesivo el “Pagaré”). EL ACREDITANTE,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81"><text:span text:style-name="T9">DÉCIMA SÉPTIMA. ESTADO DE CUENTA.</text:span><text:span text:style-name="T15"> 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 </text:span></text:p>
        <text:p text:style-name="P70">La modificación de la modalidad de envío deberá contar con el consentimiento del ACREDITADO por cualquier medio convenido, en el entendido de que el ACREDITADO podrá solicitar en cualquier momento a EL ACREDITANTE el envío del estado de cuenta a su domicilio y éste estará obligado a hacerlo en los términos estipulados en el párrafo anterior.</text:p>
        <text:p text:style-name="P51">El estado de cuenta certificado por el contador a que se refiere los artículos mencionados en la cláusula inmediata anterior hará fe, salvo prueba en contrario, en los juicios respectivos para la fijación de los saldos resultantes a cargo de los ACREDITADOS.</text:p>
        <text:p text:style-name="P51">En el <text:s/>estado de cuenta certificado antes citado, con independencia de los requisitos previamente establecidos que deberán de contener, <text:s/>deberá hacerse constar además el nombre del ACREDITADO;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 </text:p>
        <text:p text:style-name="P81"><text:span text:style-name="T9">DÉCIMA OCTAVA. COMPROBANTES DE OPERACIÓN.</text:span><text:span text:style-name="T15"> EL ACREDITANTE emitirá comprobantes de operación al ACREDITADO por cada operación realizada independientemente del medio por el que se realicen las operaciones. En caso de las operaciones realizadas vía telefónica deberán proporcionar a EL ACREDITADO un número de folio o clave de confirmación de la operación realizada.</text:span></text:p>
        <text:p text:style-name="P51">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text:soft-page-break/>ACREDITADO; el monto, fecha y hora de la operación; el tipo de operación efectuada; los datos que permitan al ACREDITADO identificar el número de crédito que se está pagando; en la transacción por la Entidad Financiera que emita el comprobante de operación, y la plaza geográfica en donde la operación gata sido efectuada.</text:p>
        <text:p text:style-name="P81"><text:span text:style-name="T9">DÉCIMA NOVENA. PROCEDIMIENTO Y MEDIOS PARA PRESENTAR CONSULTAS, RECLAMACIONES O ACLARACIONES</text:span><text:span text:style-name="T15">. Cuando el ACREDITADO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text:span><text:bookmark-start text:name="_Hlk36651925"/><text:span text:style-name="T15">Blvd. Lázaro Cárdenas 3198, interior 2, Fraccionamiento Villa Verde, C.P. 21395, Mexicali, Baja California</text:span><text:bookmark-end text:name="_Hlk36651925"/><text:span text:style-name="T15">, México, con la C. Estrella Sandez Márquez o al correo electrónico unidad.especializada@credihoy.mx, o al teléfono (686) 2009444, en un horario de atención de 9:00 a 14:00:00 y 15:00 a 18:00 horas de lunes a viernes.</text:span></text:p>
        <text:p text:style-name="P70">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73">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73">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73">Dentro del plazo de cuarenta y cinco días naturales contados a partir de la entrega del dictamen a que se refiere el párrafo anterior, el ACREDITANTE estará obligada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73">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73">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51">De igual forma, se hace del conocimiento del ACREDITADO, el número telefónico de atención a usuarios: 53-40-09-99 o 01800-999-80-80 (lada sin costo), dirección en Internet: <text:a xlink:type="simple" xlink:href="http://www.condusef.gob.mx/" text:style-name="Internet_20_link" text:visited-style-name="Visited_20_Internet_20_Link"><text:span text:style-name="Internet_20_link"><text:span text:style-name="T61">www.condusef.gob.mx</text:span></text:span></text:a>, y correo electrónico: <text:a xlink:type="simple" xlink:href="mailto:asesoria@condusef.gob.mx" text:style-name="Internet_20_link" text:visited-style-name="Visited_20_Internet_20_Link"><text:span text:style-name="Internet_20_link"><text:span text:style-name="T61">asesoria@condusef.gob.mx</text:span></text:span></text:a>, de la COMISIÓN NACIONAL PARA LA PROTECCIÓN Y DEFENSA DE LOS USUARIOS DE SERVICIOS FINANCIEROS.</text:p>
        <text:p text:style-name="P82"><text:span text:style-name="T9">VIGÉSIMA. REQUISITOS Y PROCEDIMIENTO PARA CONSULTA DE SALDOS, TRANSACCIONES Y MOVIMIENTOS</text:span><text:span text:style-name="T15">. Cuando EL ACREDITADO quiera consultar saldos, transacciones y movimientos, deberá apegarse a los siguientes requisitos:</text:span></text:p>
        <text:list xml:id="list1306737078" text:style-name="WWNum33">
          <text:list-item>
            <text:p text:style-name="P110">Cuando acuda a sucursal: deberá presentar su Identificación Oficial y número de contrato asignado en el estado de cuenta.</text:p>
          </text:list-item>
          <text:list-item>
            <text:p text:style-name="P110">Vía telefónica: el asesor que lo atienda le pedirá datos para confirmar su personalidad, tales como domicilio, número de contrato, nombre completo, RFC o CURP.</text:p>
          </text:list-item>
        </text:list>
        <text:p text:style-name="P82"><text:span text:style-name="T15">Para cualquier solicitud, consulta, aclaración, inconformidad, reclamación o queja que se relacione con el Crédito, EL ACREDITADO podrá formularla, por escrito, </text:span><text:span text:style-name="T12">ante el Titular de la Unidad Especializada de Consultas y Reclamaciones o encargado regional de LA FINANCIERA, quien tendrá que hacer del conocimiento del titular de la Unidad Especializada, en el domicilio de de ubicado en domicilio ubicado en Blvd. Lázaro Cárdenas 3198, interior 2, Fraccionamiento Villa Verde, C.P. 21395, Mexicali, Baja California, con el C. Estrella Sandez Márquez o al correo electrónico unidad.especializada@credihoy.mx, o al teléfono (686) 2009444, en un horario de atención de 9:00 a 14:00:00 horas y de 15:00 a 18:00 de lunes a viernes, Titular de la Unidad Especializada de Consultas y Reclamaciones.</text:span></text:p>
        <text:p text:style-name="P82"><text:span text:style-name="T9">VIGÉSIMA PRIMERA. SUBTÍTULOS</text:span><text:span text:style-name="T15">. Los subtítulos en las CLÁUSULAS del presente Instrumento son exclusivamente por conveniencia de las PARTES, para una referencia y lectura más simple, por lo que no regirán la interpretación del Contrato.</text:span></text:p>
        <text:p text:style-name="P52"><text:span text:style-name="T60">VIGÉSIMA SEGUNDA. VIGENCIA. </text:span>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p>
        <text:p text:style-name="P82"><text:span text:style-name="T9">VIGÉSIMA TERCERA. VENCIMIENTO ANTICIPADO O RESCISIÓN DEL CONTRATO</text:span><text:span text:style-name="T15">. EL ACREDITANTE podrá dar por vencido anticipadamente el presente contrato para el pago de la totalidad del CRÉDI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14">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p>
        <text:p text:style-name="P14">b) Si los bienes o inversiones del ACREDITADO son objeto de embargo decretado por cualquier autoridad.</text:p>
        <text:p text:style-name="P14">c) Si EL ACREDITADO contraviene o incumple con cualquiera de las disposiciones de este contrato.</text:p>
        <text:p text:style-name="P14">d) Por concurso o quiebra del ACREDITADO.</text:p>
        <text:p text:style-name="P14">e) Si EL ACREDITADO es declarado culpable de algún delito cometido y;</text:p>
        <text:p text:style-name="P14">f) Si la información proporcionada al ACREDITANTE resulta ser falsa u omisa</text:p>
        <text:p text:style-name="P14"/>
        <text:p text:style-name="P71">En cualquiera de estos casos, EL ACREDITANTE, podrá dar por vencido anticipadamente el plazo para el pago del CRÉDITO.</text:p>
        <text:p text:style-name="P71">Sin perjuicio de lo anterior, el CRÉDITO se extinguirá en los casos previstos por el Artículo 301 de la LGTOC.</text:p>
        <text:p text:style-name="P71">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52">Para la terminación anticipada del contrato, EL ACREDITANTE deberá cerciorarse de la autenticidad y veracidad de la identidad del usuario que formule la solicitud <text:soft-page-break/>de terminación respectiva, así como proporcionar al ACREDITADO un acuse de recibo, clave de confirmación o número de folio.</text:p>
        <text:p text:style-name="P82"><text:span text:style-name="T9">VIGÉSIMA CUARTA. TERMINACIÓN ANTICIPADA DEL CONTRATO Y CANCELACIÓN SIN RESPONSABILIDAD PARA EL ACREDITADO.</text:span><text:span text:style-name="T15"> EL ACREDITADO podrá solicitar al ACREDITANTE, en cualquier tiempo, la terminación anticipada del Contrato, para tal efecto:</text:span></text:p>
        <text:list xml:id="list2148285341" text:style-name="WWNum42">
          <text:list-item>
            <text:p text:style-name="P96">Presentará una solicitud por escrito en el domicilio del ACREDITANTE señalado en el cuerpo de este contrato o bien por teléfono.</text:p>
          </text:list-item>
          <text:list-item>
            <text:p text:style-name="P96">EL ACREDITANTE proporcionará a EL ACREDITADO un acuse de recibo, clave de confirmación o número de folio, cerciorándose EL ACREDITANTE de la autenticidad y veracidad de la identidad del ACREDITADO que formule la solicitud de terminación respectiva.</text:p>
          </text:list-item>
          <text:list-item>
            <text:p text:style-name="P96">EL ACREDITADO deberá pagar al ACREDITANTE, en los términos establecidos en el presente Contrato: el saldo insoluto por principal conforme al Contrato. </text:p>
          </text:list-item>
        </text:list>
        <text:p text:style-name="P85"/>
        <text:p text:style-name="P15">Por la terminación anticipada del Contrato, no se reducirá o condonará el saldo insoluto de la Tasa de Interés Ordinario del Crédito.</text:p>
        <text:p text:style-name="P87"/>
        <text:p text:style-name="P71">Al día hábil siguiente de la recepción de la solicitud por escrito de la terminación del Contrato, EL ACREDITANTE informará, por escrito o bien por teléfono o cualquier otro medio electrónico, a EL ACREDITADO el saldo respectivo.</text:p>
        <text:p text:style-name="P71">EL ACREDITANTE, dentro de los 10 (diez) días hábiles siguientes a la fecha de pago del saldo por parte del ACREDITADO entregará a este último, la constancia respectiva en donde entre otras cosas se dé por terminado el Contrato.</text:p>
        <text:p text:style-name="P86">La presentación de la solicitud de terminación anticipada tendrá los siguientes efectos:</text:p>
        <text:list xml:id="list1403617538" text:style-name="WWNum43">
          <text:list-item>
            <text:p text:style-name="P111">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111">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111">EL ACREDITANTE no podrá condicionar la terminación del Contrato de Adhesión a cualquier otro acto no previsto en el contrato respectivo;</text:p>
          </text:list-item>
          <text:list-item>
            <text:p text:style-name="P111">EL ACREDITANTE se abstendrá de cobrar al Usuario Comisión o penalización por la terminación anticipada del contrato.</text:p>
          </text:list-item>
          <text:list-item>
            <text:p text:style-name="P111">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111">En caso de que EL ACREDITADO cuente con saldo a su favor, EL ACREDITANTE se lo entregará en la fecha en que se dé por terminada la operación o le informará como puede ser devuelto.</text:p>
          </text:list-item>
          <text:list-item>
            <text:p text:style-name="P111">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111">En caso de cancelación del contrato, EL ACREDITANTE deberá reportar a las sociedades de información crediticia de la cancelación del contrato. De <text:s/>igual forma, reportará que la cuenta esta cerrada y sin adeudo, en el plazo establecido en la Ley para Regular las Sociedades de Información Crediticia. <text:s/></text:p>
          </text:list-item>
        </text:list>
        <text:p text:style-name="P71">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 Crédito objeto del presente instrumento.</text:p>
        <text:p text:style-name="P53">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enga pendiente con el ACREDITANTE.</text:p>
        <text:p text:style-name="P83"><text:span text:style-name="T9">VIGÉSIMA QUINTA. CASO FORTUITO O FUERZA MAYOR.</text:span><text:span text:style-name="T15"> EL ACREDITADO se obliga ante EL ACREDITANTE al debido cumplimiento de las obligaciones que, a su cargo, se encuentran establecidas en el suscrito Contrato, excepto en presencia de hechos o eventos de caso fortuito y/o de fuerza mayor.</text:span></text:p>
        <text:p text:style-name="P83"><text:span text:style-name="T9">VIGÉSIMA SEXTA. </text:span><text:span text:style-name="T8">OBLIGADO SOLIDARIO Y AVAL. </text:span><text:span text:style-name="T12">Por medio del presente Contrato, aquella(s) persona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p>
        <text:p text:style-name="P76">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76">Asimismo, el Obligado Solidario y Aval se obliga solidaria e ilimitadamente al cumplimiento de todas las obligaciones a cargo del Acreditado que deriven de cualquier modificación al presente Contrato, inclusive las de pago.</text:p>
        <text:p text:style-name="P76">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76">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76">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76">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76">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76"><text:soft-page-break/>La obligación solidaria asumida en esta cláusula no implica ni implicará una extinción, disminución, liberación, modificación o transmisión de las obligaciones del Acreditado derivadas de este Contrato.</text:p>
        <text:p text:style-name="P53">EL ACREDITADO se obliga a informar al ACREDITANTE, cualquier situación de muerte o incapacidad jurídica del OBLIGADO SOLIDARIO. En dado caso, dicho OBLIGADO SOLIDADARIO deberá ser sustituido por el ACREDITADO para garantizar la obligación. </text:p>
        <text:p text:style-name="P83"><text:span text:style-name="T9">VIGESIMA SÉPTIMA. LEYES APLICABLES Y JURISDICCIÓN</text:span><text:span text:style-name="T15">. 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span></text:p>
        <text:p text:style-name="P72">El anexo de disposiciones legales de disposiciones legales se encuentra como “TRANSCRIPCIONES DE ARTÍCULOS Y DISPOSICIONES LEGALES”, mismas que forman parte integral del presente contrato y, a su vez también podrán se consultadas en la página de CONDUSEF en la sección RECA, y estarán a disposición del ACREDITADO en sucursales.</text:p>
        <text:p text:style-name="P72">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83"><text:span text:style-name="T8">VIGÉSIMA OCTAVA. </text:span><text:span text:style-name="T9">DOMICILIOS.</text:span><text:span text:style-name="T15"> Las PARTES señalan como sus domicilios para los efectos de notificaciones de carácter extrajudicial o judicial que se relacionen con el Contrato, los que refiere, respectivamente, el capítulo de DECLARACIONES y/o en la Solicitud.</text:span></text:p>
        <text:p text:style-name="P16">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72">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72">Sin perjuicio de lo establecido en los párrafos primero y tercero de la presente CLÁUSULA, las notificaciones extrajudiciales que sean relativas al requerimiento del o de los pagos del Crédito a E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83"><text:span text:style-name="T9">VIGÉSIMA NOVENA. MODIFICACIONES</text:span><text:span text:style-name="T15">. El presente contrato podrá ser modificado por EL ACREDITANTE, de acuerdo con el siguiente procedimiento:</text:span></text:p>
        <text:list xml:id="list2050380543" text:style-name="WWNum30">
          <text:list-item>
            <text:p text:style-name="P101">EL ACREDITANTE dará aviso de modificación de contrato al ACREDITADO a través del estado de cuenta o de cualquier otro medio pactado, 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p>
          </text:list-item>
          <text:list-item>
            <text:p text:style-name="P101">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101">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16"/>
        <text:p text:style-name="P72">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28"><text:span text:style-name="T9">TRIGÉSIMA. REGISTRO DE CONTRATO DE ADHESIÓN</text:span><text:span text:style-name="T15">.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text:span></text:p>
        <text:p text:style-name="P53">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p text:style-name="P26"><text:a xlink:type="simple" xlink:href="py3o:///with" text:style-name="Internet_20_link" text:visited-style-name="Visited_20_Internet_20_Link"><text:span text:style-name="T44">/with</text:span></text:a></text:p>
        <text:p text:style-name="P26"><text:a xlink:type="simple" xlink:href="py3o:///with" text:style-name="Internet_20_link" text:visited-style-name="Visited_20_Internet_20_Link"><text:span text:style-name="T44">/with</text:span></text:a></text:p>
        <text:p text:style-name="P38"><text:a xlink:type="simple" xlink:href="py3o:///for" text:style-name="Internet_20_link" text:visited-style-name="Visited_20_Internet_20_Link"><text:span text:style-name="T5">/for</text:span></text:a></text:p>
        <text:p text:style-name="P45"/>
        <text:p text:style-name="P45"/>
        <text:p text:style-name="P45"/>
        <text:section text:style-name="Sect2" text:name="Sección2">
          <text:p text:style-name="P3"><text:a xlink:type="simple" xlink:href="py3o://for=%22obj%20in%20objects%22" text:style-name="Internet_20_link" text:visited-style-name="Visited_20_Internet_20_Link"><text:span text:style-name="T1">for="obj in objects"</text:span></text:a></text:p>
          <text:p text:style-name="P3"><text:a xlink:type="simple" xlink:href="py3o://with=%22lang=obj.partner_id.lang%20or%20'en_US'%22" text:style-name="Internet_20_link" text:visited-style-name="Visited_20_Internet_20_Link"><text:span text:style-name="T1">with="lang=obj.partner_id.lang or 'en_US'"</text:span></text:a></text:p>
          <text:p text:style-name="P40"><text:a xlink:type="simple" xlink:href="py3o://with=%22o=obj.with_context(lang=lang)%22" text:style-name="Internet_20_link" text:visited-style-name="Visited_20_Internet_20_Link"><text:span text:style-name="T4">with="o=obj.with_context(lang=lang)"</text:span></text:a></text:p>
          <text:p text:style-name="P46"/>
          <table:table table:name="Tabla1" table:style-name="Tabla1">
            <table:table-column table:style-name="Tabla1.A"/>
            <table:table-column table:style-name="Tabla1.B" table:number-columns-repeated="2"/>
            <table:table-row table:style-name="Tabla1.1">
              <table:table-cell table:style-name="Tabla1.A1" office:value-type="string">
                <text:p text:style-name="P19">__________________________________</text:p>
                <text:p text:style-name="P19">“ACREDITANTE”</text:p>
                <text:p text:style-name="P11">REPRESENTANTE LEGAL DE: CREDIHOY FINANCIERA, S.A. DE C.V., SOFOM, E.N.R.</text:p>
                <text:p text:style-name="P19"/>
              </table:table-cell>
              <table:table-cell table:style-name="Tabla1.A1" office:value-type="string">
                <text:p text:style-name="P19">__________________________________</text:p>
                <text:p text:style-name="P8"><text:span text:style-name="Fuente_20_de_20_párrafo_20_predeter."><text:span text:style-name="T34"><text:user-field-get text:name="py3o.objects.proof_2.name">proof_2.name</text:user-field-get></text:span></text:span></text:p>
                <text:p text:style-name="P31">REPRESENTANTE LEGAL</text:p>
                <text:p text:style-name="P34"><text:span text:style-name="Fuente_20_de_20_párrafo_20_predeter."><text:span text:style-name="T39"><text:user-field-get text:name="py3o.obj.partner_id.name">partner_id</text:user-field-get></text:span></text:span></text:p>
                <text:p text:style-name="P19"/>
              </table:table-cell>
              <table:table-cell table:style-name="Tabla1.A1" office:value-type="string">
                <text:p text:style-name="P19">__________________________________</text:p>
                <text:p text:style-name="P8"><text:span text:style-name="Fuente_20_de_20_párrafo_20_predeter."><text:span text:style-name="T34"><text:user-field-get text:name="py3o.objects.proof_1.name">proof_1.name</text:user-field-get></text:span></text:span></text:p>
                <text:p text:style-name="P19">(NOMBRE Y FIRMA)</text:p>
                <text:p text:style-name="P35"><text:span text:style-name="Fuente_20_de_20_párrafo_20_predeter."><text:span text:style-name="T38"><text:user-field-get text:name="py3o.obj.partner_id.name">partner_id</text:user-field-get></text:span></text:span></text:p>
                <text:p text:style-name="P19"/>
              </table:table-cell>
            </table:table-row>
          </table:table>
          <text:p text:style-name="P20"/>
          <text:p text:style-name="P20"/>
          <text:p text:style-name="P20">AUTORIZACIONES ADICIONALES.</text:p>
          <text:p text:style-name="P21"/>
          <text:p text:style-name="P22">AUTORIZACIÓN PARA CONSULTAS DE INFORMACIÓN EN SOCIEDADES DE INFORMACIÓN CREDITICIA.</text:p>
          <text:p text:style-name="P17">EL ACREDITADO, otorga su consentimiento para: </text:p>
          <text:list xml:id="list1918859467" text:style-name="WWNum31">
            <text:list-item>
              <text:p text:style-name="P102">que EL ACREDITANTE comparta y/o proporcione la información financiera, comercial, operativa y personal del ACREDITADO, así como la relativa al Crédito y al Contrato;</text:p>
            </text:list-item>
            <text:list-item>
              <text:p text:style-name="P102"><text:soft-page-break/>que su información pueda ser utilizada por EL ACREDITANTE con fines mercadotécnicos y/o publicitarios;</text:p>
            </text:list-item>
            <text:list-item>
              <text:p text:style-name="P102">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EL ACREDITANTE. El ofrecimiento de los bienes, productos y/o servicios financieros será realizado por EL ACREDITANTE, a través de publicidad, promoción o mercadeo telefónico. Esta autorización podrá ser revocada presentando un escrito en cualquiera de las sucursales del ACREDITANTE.</text:p>
            </text:list-item>
          </text:list>
          <text:p text:style-name="P58"/>
          <text:p text:style-name="P58"/>
          <table:table table:name="Tabla2" table:style-name="Tabla2">
            <table:table-column table:style-name="Tabla2.A" table:number-columns-repeated="2"/>
            <table:table-row table:style-name="Tabla2.1">
              <table:table-cell table:style-name="Tabla2.A1" office:value-type="string">
                <text:p text:style-name="P19">__________________________________</text:p>
                <text:p text:style-name="P9"><text:span text:style-name="T42">[</text:span><text:span text:style-name="Fuente_20_de_20_párrafo_20_predeter."><text:span text:style-name="T34"><text:user-field-get text:name="py3o.objects.proof_2.name">proof_2.name</text:user-field-get></text:span></text:span></text:p>
                <text:p text:style-name="P31">REPRESENTANTE LEGAL</text:p>
                <text:p text:style-name="P34"><text:span text:style-name="Fuente_20_de_20_párrafo_20_predeter."><text:span text:style-name="T39"><text:user-field-get text:name="py3o.obj.partner_id.name">partner_id</text:user-field-get></text:span></text:span></text:p>
              </table:table-cell>
              <table:table-cell table:style-name="Tabla2.A1" office:value-type="string">
                <text:p text:style-name="P19">__________________________________</text:p>
                <text:p text:style-name="P8"><text:span text:style-name="Fuente_20_de_20_párrafo_20_predeter."><text:span text:style-name="T34"><text:user-field-get text:name="py3o.objects.proof_1.name">proof_1.name</text:user-field-get></text:span></text:span></text:p>
                <text:p text:style-name="P19">(NOMBRE Y FIRMA)</text:p>
                <text:p text:style-name="P34"><text:span text:style-name="Fuente_20_de_20_párrafo_20_predeter."><text:span text:style-name="T39"><text:user-field-get text:name="py3o.obj.partner_id.name">partner_id</text:user-field-get></text:span></text:span></text:p>
              </table:table-cell>
            </table:table-row>
          </table:table>
          <text:p text:style-name="P21"/>
          <text:p text:style-name="P21"/>
          <text:p text:style-name="P21">AVISO DE PRIVACIDAD:</text:p>
          <text:p text:style-name="P17">I. CREDIHOY FINANCIERA, S.A. DE C.V., SOFOM, E.N.R (el “Responsable”) con domicilio en Blvd. Lázaro Cárdenas 3198, interior 2, Fraccionamiento Villa Verde, C.P. 21395, Mexicali, Baja California, México, se obliga a tratar mis datos personales (el(la) Titular) para los fines que se señalan a continuación:</text:p>
          <text:p text:style-name="P29"><text:span text:style-name="T9">I. a)</text:span><text:span text:style-name="T15"> La identificación y el conocimiento del(la) Titular; </text:span><text:span text:style-name="T9">b)</text:span><text:span text:style-name="T15"> La o las consultas en las Sociedades de Información de Crediticia de la información e historial crediticio del (la) Titular; </text:span><text:span text:style-name="T9">c)</text:span><text:span text:style-name="T15"> La prevención y/o la detección de fraudes u otros ilícitos en agravio del responsable y/o del (la) Titular; </text:span><text:span text:style-name="T9">d)</text:span><text:span text:style-name="T15"> La cobranza extrajudicial y/o judicial del Contrato al (la) Titular; </text:span><text:span text:style-name="T9">e)</text:span><text:span text:style-name="T15"> La publicidad, promoción y/o mercadeo telefónico al (la) Titular, de los bienes, productos y/o servicios que sean ofertados por el responsable; </text:span><text:span text:style-name="T9">f)</text:span><text:span text:style-name="T15"> La estadística, mercadotecnia y/o reporteo del y/o por el responsable; </text:span><text:span text:style-name="T9">II</text:span><text:span text:style-name="T15">. Mis datos personales sólo serán transferidos a terceros cuando: </text:span><text:span text:style-name="T9">a)</text:span><text:span text:style-name="T15"> el Responsable ceda, transmita, transfiera, afecte, grave y/o negocie en cualquier forma, los derechos de crédito del Contrato y/o del pagaré que sea suscrito por el (la) Titular al amparo del mismo (los “Derechos de Crédito”); </text:span><text:span text:style-name="T9">b)</text:span><text:span text:style-name="T15"> dichos terceros sean causahabientes y/o beneficiarios de los Derechos de Crédito; </text:span><text:span text:style-name="T9">c) </text:span><text:span text:style-name="T15">dicha transferencia sea obligatoria, necesaria y/o conveniente en relación con y/o, con respecto a, los Derechos de Crédito y/o el Contrato; y/o, </text:span><text:span text:style-name="T9">d)</text:span><text:span text:style-name="T15"> se requiera por y/o sea conveniente para el Responsable por las relaciones comerciales y/o de negocio que detente con dicho tercero. </text:span><text:span text:style-name="T9">III.</text:span><text:span text:style-name="T15"> Las modificaciones de que, en cualquier tiempo, sea objeto el presente Aviso de Privacidad, me serán notificadas a través el correo electrónico proporcionado al “responsable”. </text:span><text:span text:style-name="T9">IV</text:span><text:span text:style-name="T15">. El “Responsable” cuenta con el Departamento de Protección de Datos Personales (el “Departamento”), y que podré en todo momento acudir al Departamento para solicitar el acceso, corrección, cancelación y la oposición al tratamiento de mis datos personales, con domicilio en Blvd. Lázaro Cárdenas 3198, interior 2, Fraccionamiento Villa Verde, C.P. 21395, Mexicali, Baja California. México, teléfono: (686) 2009444, correo electrónico unidad.especializada@credihoy.mx.</text:span></text:p>
          <text:p text:style-name="P17">Al firmar este Aviso de Privacidad otorgo mi consentimiento para que el responsable, realice el tratamiento de mis datos personales para los fines que se establecen en el mismo. Mis datos personales se asientan en este contrato y en los anexos que se suscriban a su amparo, así como en las comunicaciones entre el Responsable y el Titular que se realicen con motivo del mismo.</text:p>
          <text:p text:style-name="P18"/>
          <table:table table:name="Tabla3" table:style-name="Tabla3">
            <table:table-column table:style-name="Tabla3.A" table:number-columns-repeated="2"/>
            <table:table-row table:style-name="Tabla3.1">
              <table:table-cell table:style-name="Tabla3.A1" office:value-type="string">
                <text:p text:style-name="P24">__________________________________</text:p>
                <text:p text:style-name="P33"><text:span text:style-name="Fuente_20_de_20_párrafo_20_predeter."><text:span text:style-name="T62"><text:user-field-get text:name="py3o.objects.proof_2.name">proof_2.name</text:user-field-get></text:span></text:span></text:p>
                <text:p text:style-name="P30">REPRESENTANTE LEGAL</text:p>
                <text:p text:style-name="P32"><text:span text:style-name="Fuente_20_de_20_párrafo_20_predeter."><text:span text:style-name="T63"><text:user-field-get text:name="py3o.obj.partner_id.name">partner_id</text:user-field-get></text:span></text:span></text:p>
                <text:p text:style-name="P32"><text:span text:style-name="Fuente_20_de_20_párrafo_20_predeter."/></text:p>
              </table:table-cell>
              <table:table-cell table:style-name="Tabla3.A1" office:value-type="string">
                <text:p text:style-name="P24">__________________________________</text:p>
                <text:p text:style-name="P23"><text:span text:style-name="Fuente_20_de_20_párrafo_20_predeter."><text:span text:style-name="T40"><text:user-field-get text:name="py3o.objects.proof_1.name">proof_1.name</text:user-field-get></text:span></text:span></text:p>
                <text:p text:style-name="P24">“AVAL U OBLIGADO SOLIDARIO”</text:p>
                <text:p text:style-name="P32"><text:span text:style-name="Fuente_20_de_20_párrafo_20_predeter."><text:span text:style-name="T63"><text:user-field-get text:name="py3o.obj.partner_id.name">partner_id</text:user-field-get></text:span></text:span></text:p>
                <text:p text:style-name="P24"/>
              </table:table-cell>
            </table:table-row>
          </table:table>
          <text:p text:style-name="P25"/>
          <text:p text:style-name="P7"><text:span text:style-name="T15">Ejecutivo/promotor: </text:span><text:span text:style-name="T53"><text:user-field-get text:name="py3o.obj.user_id.name">user_id.comercial</text:user-field-get></text:span></text:p>
          <text:p text:style-name="P7"><text:span text:style-name="T15">ID del Contrato: </text:span><text:span text:style-name="Fuente_20_de_20_párrafo_20_predeter."><text:span text:style-name="T25"><text:user-field-get text:name="py3o.objects.loan_id">loan_id</text:user-field-get></text:span></text:span></text:p>
          <text:p text:style-name="P36"><text:a xlink:type="simple" xlink:href="py3o:///with" text:style-name="Internet_20_link" text:visited-style-name="Visited_20_Internet_20_Link"><text:span text:style-name="T44">/with</text:span></text:a></text:p>
          <text:p text:style-name="P36"><text:a xlink:type="simple" xlink:href="py3o:///with" text:style-name="Internet_20_link" text:visited-style-name="Visited_20_Internet_20_Link"><text:span text:style-name="T44">/with</text:span></text:a></text:p>
          <text:p text:style-name="P39"><text:a xlink:type="simple" xlink:href="py3o:///for" text:style-name="Internet_20_link" text:visited-style-name="Visited_20_Internet_20_Link"><text:span text:style-name="T5">/for</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er_20_and_20_Footer" style:display-name="Header and Footer" style:family="paragraph" style:parent-style-name="Standard" style:class="extra"/>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ListLabel_20_58" style:display-name="ListLabel 58" style:family="text">
      <style:text-properties fo:font-size="8pt" fo:font-style="normal" fo:font-weight="bold" style:font-size-asian="8pt" style:font-style-asian="normal" style:font-weight-asian="bold" style:font-weight-complex="bold"/>
    </style:style>
    <style:style style:name="ListLabel_20_57" style:display-name="ListLabel 57" style:family="text">
      <style:text-properties fo:font-weight="bold" style:font-weight-asian="bold" style:font-weight-complex="bold"/>
    </style:style>
    <style:style style:name="ListLabel_20_56" style:display-name="ListLabel 56" style:family="text">
      <style:text-properties fo:font-weight="bold" style:font-weight-asian="bold" style:font-weight-complex="bold"/>
    </style:style>
    <style:style style:name="ListLabel_20_55" style:display-name="ListLabel 55" style:family="text">
      <style:text-properties fo:font-size="8pt" fo:font-style="normal" fo:font-weight="bold" style:font-size-asian="8pt" style:font-style-asian="normal" style:font-weight-asian="bold" style:font-weight-complex="bold"/>
    </style:style>
    <style:style style:name="ListLabel_20_54" style:display-name="ListLabel 54" style:family="text">
      <style:text-properties fo:font-size="8pt" fo:font-style="normal" fo:font-weight="bold" style:font-size-asian="8pt" style:font-style-asian="normal" style:font-weight-asian="bold" style:font-weight-complex="bold"/>
    </style:style>
    <style:style style:name="ListLabel_20_53" style:display-name="ListLabel 53"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1" style:display-name="ListLabel 51" style:family="text">
      <style:text-properties fo:font-weight="bold" style:font-weight-asian="bold" style:font-weight-complex="bold"/>
    </style:style>
    <style:style style:name="ListLabel_20_50" style:display-name="ListLabel 50" style:family="text">
      <style:text-properties fo:font-size="8pt" fo:font-style="normal" fo:font-weight="bold" style:font-size-asian="8pt" style:font-style-asian="normal" style:font-weight-asian="bold" style:font-weight-complex="bold"/>
    </style:style>
    <style:style style:name="ListLabel_20_49" style:display-name="ListLabel 49" style:family="text">
      <style:text-properties fo:font-size="8pt" fo:font-style="normal" fo:font-weight="bold" style:font-size-asian="8pt" style:font-style-asian="normal" style:font-weight-asian="bold" style:font-weight-complex="bold"/>
    </style:style>
    <style:style style:name="ListLabel_20_48" style:display-name="ListLabel 48" style:family="text">
      <style:text-properties fo:font-weight="bold" style:font-weight-asian="bold" style:font-weight-complex="bold"/>
    </style:style>
    <style:style style:name="ListLabel_20_47" style:display-name="ListLabel 47" style:family="text">
      <style:text-properties fo:font-weight="bold" style:font-weight-asian="bold"/>
    </style:style>
    <style:style style:name="ListLabel_20_46" style:display-name="ListLabel 46" style:family="text">
      <style:text-properties fo:font-size="8pt" fo:font-style="normal" fo:font-weight="bold" style:font-size-asian="8pt" style:font-style-asian="normal" style:font-weight-asian="bold" style:font-weight-complex="bold"/>
    </style:style>
    <style:style style:name="ListLabel_20_45" style:display-name="ListLabel 45" style:family="text">
      <style:text-properties fo:font-weight="bold" style:font-weight-asian="bold" style:font-name-complex="Times New Roman" style:font-family-complex="'Times New Roman'" style:font-family-generic-complex="system" style:font-pitch-complex="variable"/>
    </style:style>
    <style:style style:name="ListLabel_20_44" style:display-name="ListLabel 44" style:family="text">
      <style:text-properties fo:font-weight="bold" style:font-weight-asian="bold"/>
    </style:style>
    <style:style style:name="ListLabel_20_43" style:display-name="ListLabel 43" style:family="text">
      <style:text-properties fo:font-weight="bold" style:font-weight-asian="bold" style:font-weight-complex="bold"/>
    </style:style>
    <style:style style:name="ListLabel_20_42" style:display-name="ListLabel 42" style:family="text">
      <style:text-properties fo:font-weight="bold" style:font-weight-asian="bold"/>
    </style:style>
    <style:style style:name="ListLabel_20_41" style:display-name="ListLabel 41" style:family="text">
      <style:text-properties fo:font-weight="bold" style:font-weight-asian="bold"/>
    </style:style>
    <style:style style:name="ListLabel_20_40" style:display-name="ListLabel 40" style:family="text">
      <style:text-properties fo:font-size="8pt" fo:font-style="normal" fo:font-weight="bold" style:font-size-asian="8pt" style:font-style-asian="normal" style:font-weight-asian="bold" style:font-weight-complex="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38" style:display-name="ListLabel 38" style:family="text">
      <style:text-properties fo:font-weight="bold" style:font-weight-asian="bold"/>
    </style:style>
    <style:style style:name="ListLabel_20_37" style:display-name="ListLabel 37" style:family="text">
      <style:text-properties fo:font-weight="bold" style:font-weight-asian="bold"/>
    </style:style>
    <style:style style:name="ListLabel_20_36" style:display-name="ListLabel 36" style:family="text">
      <style:text-properties fo:font-weight="bold" style:font-weight-asian="bold"/>
    </style:style>
    <style:style style:name="ListLabel_20_35" style:display-name="ListLabel 35" style:family="text">
      <style:text-properties fo:font-weight="bold" style:font-weight-asian="bold"/>
    </style:style>
    <style:style style:name="ListLabel_20_34" style:display-name="ListLabel 34" style:family="text">
      <style:text-properties fo:font-weight="bold" style:font-weight-asian="bold"/>
    </style:style>
    <style:style style:name="ListLabel_20_33" style:display-name="ListLabel 33" style:family="text">
      <style:text-properties fo:font-weight="bold" style:font-weight-asian="bold"/>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fo:font-style="normal" fo:font-weight="bold" style:font-style-asian="normal" style:font-weight-asian="bold" style:font-name-complex="Times New Roman" style:font-family-complex="'Times New Roman'" style:font-family-generic-complex="system" style:font-pitch-complex="variable" style:font-weight-complex="normal"/>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fo:font-weight="bold" style:font-weight-asian="bold"/>
    </style:style>
    <style:style style:name="Unresolved_20_Mention" style:display-name="Unresolved Mention" style:family="text" style:parent-style-name="Default_20_Paragraph_20_Font">
      <style:text-properties fo:color="#605e5c" fo:background-color="#e1dfdd"/>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5"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4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6"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7"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8" style:num-prefix="ANEXO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1" text:anchor-type="char" svg:x="6.4146in" svg:y="-0.4374in" svg:width="0.5008in" svg:height="0.3693in" draw:z-index="7"><draw:image xlink:href="Pictures/1000020100000150000000F836DD33AC0C7957EE.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4:14:42.792186045</meta:creation-date>
    <dc:date>2020-06-03T14:43:53.851930514</dc:date>
    <meta:editing-duration>PT1H13M13S</meta:editing-duration>
    <meta:editing-cycles>35</meta:editing-cycles>
    <meta:generator>LibreOffice/6.0.7.3$Linux_X86_64 LibreOffice_project/00m0$Build-3</meta:generator>
    <meta:document-statistic meta:table-count="3" meta:image-count="1" meta:object-count="0" meta:page-count="8" meta:paragraph-count="244" meta:word-count="9424" meta:character-count="60278" meta:non-whitespace-character-count="51143"/>
  </office:meta>
</office:document-meta>
</file>